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5400*" fo:start-indent="0in" fo:end-indent="0in"/>
          <style:column style:rel-width="5400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Rainfall.csv</text:span></text:p>
      <text:p text:style-name="P2">1850,00.00,01.13,01.00,00.09,00.00,00.68,00.00,00.00,00.00,00.19,02.82,01.93,07.84,00.03,01.51,00.34,00.87,00.71,00.01,08.41,</text:p>
      <text:p text:style-name="P2">1851,00.03,01.51,00.34,00.87,00.71,00.01,00.00,00.00,00.02,00.01,00.25,03.74,07.49,00.58,01.84,01.87,00.85,00.32,00.00,09.48,</text:p>
      <text:p text:style-name="P2">1852,00.58,01.84,01.87,00.85,00.32,00.00,00.00,00.40,00.00,00.06,01.45,04.50,11.87,00.50,00.20,01.52,00.25,02.10,00.05,11.03,</text:p>
      <text:p text:style-name="P2">1853,00.50,00.20,01.52,00.25,02.10,00.05,00.00,00.21,00.00,00.00,01.28,01.77,07.88,00.99,02.56,01.88,00.89,00.18,00.01,09.77,</text:p>
      <text:p text:style-name="P2">1854,00.99,02.56,01.88,00.89,00.18,00.01,00.07,01.36,00.09,00.27,00.04,03.29,11.63,01.97,03.59,01.30,01.52,00.06,00.00,13.56,</text:p>
      <text:p text:style-name="P2">1855,01.97,03.59,01.30,01.52,00.06,00.00,00.00,00.04,00.00,00.11,02.15,00.41,11.15,01.27,01.86,01.59,02.17,00.29,00.00,09.89,</text:p>
      <text:p text:style-name="P2">1856,01.27,01.86,01.59,02.17,00.29,00.00,00.00,00.00,00.07,00.00,01.22,01.30,09.77,00.26,01.76,00.00,00.04,00.08,00.03,04.76,</text:p>
      <text:p text:style-name="P2">1857,00.26,01.76,00.00,00.04,00.08,00.03,00.00,00.02,00.01,00.49,02.16,01.30,06.15,01.52,00.44,01.24,00.17,00.00,00.19,07.54,</text:p>
      <text:p text:style-name="P2">1858,01.52,00.44,01.24,00.17,00.00,00.19,00.00,00.04,00.10,00.47,00.28,03.10,07.55,00.00,01.89,00.20,00.36,00.17,00.00,06.61,</text:p>
      <text:p text:style-name="P2">1859,00.00,01.89,00.20,00.36,00.17,00.00,00.02,00.00,00.00,00.18,01.49,01.79,06.10,00.72,01.49,00.15,00.65,00.04,00.05,06.58,</text:p>
      <text:p text:style-name="P2">1860,00.72,01.49,00.15,00.65,00.04,00.05,00.14,00.00,00.00,00.00,02.88,02.99,09.11,00.82,00.79,00.05,00.04,00.00,00.19,07.90,</text:p>
      <text:p text:style-name="P2">1861,00.82,00.79,00.05,00.04,00.00,00.19,00.00,00.00,01.59,00.05,01.19,03.20,07.92,05.56,01.39,00.97,01.05,00.16,00.48,15.64,</text:p>
      <text:p text:style-name="P2">1862,05.56,01.39,00.97,01.05,00.16,00.48,00.11,00.00,00.00,00.89,00.05,00.93,11.59,00.32,01.09,00.33,00.13,00.02,00.00,03.87,</text:p>
      <text:p text:style-name="P2">1863,00.32,01.09,00.33,00.13,00.02,00.00,00.00,00.00,00.36,00.00,00.73,00.04,03.02,00.04,02.50,00.20,00.01,01.25,00.01,05.14,</text:p>
      <text:p text:style-name="P2">1864,00.04,02.50,00.20,00.01,01.25,00.01,00.11,00.00,00.00,00.04,02.41,01.04,07.61,01.28,03.00,00.00,00.56,00.00,00.01,08.45,</text:p>
      <text:p text:style-name="P2">1865,01.28,03.00,00.00,00.56,00.00,00.01,01.29,00.00,00.00,00.02,00.52,00.84,07.52,05.05,03.43,01.47,00.11,00.09,00.00,12.82,</text:p>
      <text:p text:style-name="P2">1866,05.05,03.43,01.47,00.11,00.09,00.00,00.00,00.10,00.00,00.00,00.24,01.82,12.31,01.32,00.85,07.88,00.48,00.04,00.00,12.73,</text:p>
      <text:p text:style-name="P2">1867,01.32,00.85,07.88,00.48,00.04,00.00,00.00,00.30,00.00,00.34,00.45,03.06,14.72,03.37,01.63,00.73,01.20,00.15,00.00,11.23,</text:p>
      <text:p text:style-name="P2">1868,03.37,01.63,00.73,01.20,00.15,00.00,00.51,00.00,00.05,00.00,02.00,01.52,11.16,02.88,01.88,01.98,00.53,00.33,00.00,11.68,</text:p>
      <text:p text:style-name="P2">1869,02.88,01.88,01.98,00.53,00.33,00.00,00.05,00.00,00.00,00.05,02.32,00.94,10.96,00.54,00.77,00.33,00.20,00.28,00.00,05.48,</text:p>
      <text:p text:style-name="P2">1870,00.54,00.77,00.33,00.20,00.28,00.00,00.04,00.07,00.00,01.54,00.18,00.42,04.37,00.52,01.35,00.01,00.70,00.34,00.00,05.17,</text:p>
      <text:p text:style-name="P2">1871,00.52,01.35,00.01,00.70,00.34,00.00,00.00,00.00,00.00,00.00,01.33,01.39,05.64,00.99,01.63,00.46,00.26,00.12,00.00,06.18,</text:p>
      <text:p text:style-name="P2">1872,00.99,01.63,00.46,00.26,00.12,00.00,00.00,00.18,00.00,00.00,00.00,01.43,05.07,00.44,04.21,00.11,00.10,00.03,00.00,06.50,</text:p>
      <text:p text:style-name="P2">1873,00.44,04.21,00.11,00.10,00.03,00.00,00.00,01.95,00.00,00.00,00.77,05.46,13.07,03.11,03.73,01.20,00.34,00.32,00.00,16.88,</text:p>
      <text:p text:style-name="P2">1874,03.11,03.73,01.20,00.34,00.32,00.00,00.12,00.00,00.13,00.53,00.88,00.55,10.91,02.38,00.37,00.45,00.12,00.20,00.02,05.75,</text:p>
      <text:p text:style-name="P2">1875,02.38,00.37,00.45,00.12,00.20,00.02,00.00,00.21,00.39,00.00,02.25,00.41,06.80,02.47,02.44,01.78,00.06,00.05,00.05,10.11,</text:p>
      <text:p text:style-name="P2">1876,02.47,02.44,01.78,00.06,00.05,00.05,00.03,00.06,00.03,00.08,00.04,00.15,07.24,01.05,00.18,01.44,00.26,00.43,00.00,03.75,</text:p>
      <text:p text:style-name="P2">1877,01.05,00.18,01.44,00.26,00.43,00.00,00.00,00.00,00.00,00.81,00.06,03.89,08.12,01.45,04.83,01.41,02.91,00.58,00.16,16.10,</text:p>
      <text:p text:style-name="P2">1878,01.45,04.83,01.41,02.91,00.58,00.16,00.00,00.00,00.00,00.96,00.00,01.57,13.87,03.54,01.04,00.10,00.60,00.00,00.07,07.88,</text:p>
      <text:p text:style-name="P2">1879,03.54,01.04,00.10,00.60,00.00,00.07,00.00,00.00,00.00,00.29,02.77,06.32,14.73,00.61,01.50,01.43,01.34,00.06,00.06,14.38,</text:p>
      <text:p text:style-name="P2">1880,00.61,01.50,01.43,01.34,00.06,00.06,00.09,00.32,00.00,00.53,00.28,04.15,10.37,00.52,00.45,01.88,01.35,00.04,00.05,09.66,</text:p>
      <text:p text:style-name="P2">1881,00.52,00.45,01.88,01.35,00.04,00.05,00.00,00.01,00.04,00.24,00.12,00.30,05.00,04.53,02.55,01.02,00.45,00.18,00.07,09.51,</text:p>
      <text:p text:style-name="P2">1882,04.53,02.55,01.02,00.45,00.18,00.07,00.00,00.00,00.01,00.41,00.39,00.13,09.74,01.09,00.95,00.41,00.31,01.14,00.08,04.92,</text:p>
      <text:p text:style-name="P2">1883,01.09,00.95,00.41,00.31,01.14,00.08,00.00,00.00,00.00,02.01,00.20,01.82,08.01,01.34,09.05,06.23,02.84,02.17,00.31,25.97,</text:p>
      <text:p text:style-name="P2">1884,01.34,09.05,06.23,02.84,02.17,00.31,00.00,00.00,00.07,00.35,00.11,05.12,27.59,00.35,00.02,00.78,01.20,00.61,00.06,08.67,</text:p>
      <text:p text:style-name="P2">1885,00.35,00.02,00.78,01.20,00.61,00.06,00.00,00.13,00.00,00.31,01.56,00.71,05.73,06.95,01.51,03.73,01.95,00.04,00.07,16.96,</text:p>
      <text:p text:style-name="P2">1886,06.95,01.51,03.73,01.95,00.04,00.07,00.00,00.00,00.00,00.05,00.95,00.10,15.35,00.04,04.51,00.02,02.14,00.47,00.04,08.32,</text:p>
      <text:p text:style-name="P2">1887,00.04,04.51,00.02,02.14,00.47,00.04,00.01,00.00,00.00,00.00,02.08,01.14,10.45,01.96,01.48,02.79,00.10,00.22,00.04,09.82,</text:p>
      <text:p text:style-name="P2">1888,01.96,01.48,02.79,00.10,00.22,00.04,00.01,00.00,00.04,00.26,01.83,02.84,11.57,01.72,01.80,02.20,00.19,00.03,00.10,11.02,</text:p>
      <text:p text:style-name="P2">1889,01.72,01.80,02.20,00.19,00.03,00.10,00.00,00.04,00.00,02.12,00.12,07.71,16.03,02.79,01.70,00.41,00.05,00.08,00.00,15.02,</text:p>
      <text:p text:style-name="P2">1890,02.79,01.70,00.41,00.05,00.08,00.00,00.00,00.00,00.65,00.01,00.72,01.61,08.02,01.21,04.84,00.27,00.76,00.35,00.05,10.47,</text:p>
      <text:p text:style-name="P2">1891,01.21,04.84,00.27,00.76,00.35,00.05,00.00,00.00,00.08,00.04,00.10,01.29,08.99,01.58,02.96,00.96,00.41,01.15,00.13,08.70,</text:p>
      <text:p text:style-name="P2">1892,01.58,02.96,00.96,00.41,01.15,00.13,00.00,00.05,00.00,00.22,00.94,00.69,09.09,00.78,00.47,05.50,00.22,00.39,00.00,09.26,</text:p>
      <text:p text:style-name="P2">1893,00.78,00.47,05.50,00.22,00.39,00.00,00.00,00.00,00.00,00.11,00.91,01.91,10.29,00.29,00.49,01.05,00.11,00.09,00.01,04.97,</text:p>
      <text:p text:style-name="P2">1894,00.29,00.49,01.05,00.11,00.09,00.01,00.00,00.04,00.01,00.00,00.00,02.26,04.35,07.33,00.53,01.43,00.11,00.19,00.00,11.90,</text:p>
      <text:p text:style-name="P2">1895,07.33,00.53,01.43,00.11,00.19,00.00,00.00,00.00,00.01,00.27,01.19,00.27,11.33,01.27,00.02,02.89,00.25,00.03,00.01,06.21,</text:p>
      <text:p text:style-name="P2">1896,01.27,00.02,02.89,00.25,00.03,00.01,00.00,00.13,00.00,00.97,00.98,02.18,08.73,03.13,02.72,01.53,00.02,00.12,00.00,11.78,</text:p>
      <text:p text:style-name="P2">1897,03.13,02.72,01.53,00.02,00.12,00.00,00.01,00.00,00.00,01.06,00.02,00.32,08.93,01.71,00.06,00.91,00.22,00.66,00.02,04.99,</text:p>
      <text:p text:style-name="P2">1898,01.71,00.06,00.91,00.22,00.66,00.02,00.00,00.00,00.07,00.00,00.15,00.87,04.67,02.34,00.30,00.85,00.29,00.10,00.27,05.24,</text:p>
      <text:p text:style-name="P2">1899,02.34,00.30,00.85,00.29,00.10,00.27,00.00,00.07,00.00,00.35,00.86,00.65,06.08,00.69,00.03,00.53,01.26,01.45,00.08,05.97,</text:p>
      <text:p text:style-name="P2">1900,00.69,00.03,00.53,01.26,01.45,00.08,00.00,00.00,00.00,00.39,01.43,00.00,05.86,02.08,04.77,01.07,00.01,00.77,00.02,10.54,</text:p>
      <text:p text:style-name="P2">1901,02.08,04.77,01.07,00.01,00.77,00.02,00.00,00.00,00.06,00.28,00.41,00.02,09.49,01.70,01.57,01.86,00.21,00.06,00.00,06.17,</text:p>
      <text:p text:style-name="P2">1902,01.70,01.57,01.86,00.21,00.06,00.00,00.92,00.00,00.00,00.06,01.53,03.58,11.49,00.69,02.27,01.17,01.40,00.14,00.00,11.76,</text:p>
      <text:p text:style-name="P2">1903,00.69,02.27,01.17,01.40,00.14,00.00,00.00,00.00,00.00,00.07,00.00,00.35,06.09,00.04,01.50,02.17,00.15,00.12,00.00,04.40,</text:p>
      <text:p text:style-name="P2">1904,00.04,01.50,02.17,00.15,00.12,00.00,00.00,00.00,00.00,00.17,00.00,02.46,06.61,02.16,05.90,02.98,00.30,00.35,00.00,14.32,</text:p>
      <text:p text:style-name="P2">1905,02.16,05.90,02.98,00.30,00.35,00.00,00.16,00.00,00.50,00.25,03.38,00.38,16.36,00.98,02.62,04.68,00.98,00.72,00.03,14.68,</text:p>
      <text:p text:style-name="P2">1906,00.98,02.62,04.68,00.98,00.72,00.03,00.00,00.10,00.12,00.03,00.62,04.02,14.90,03.27,00.45,01.62,00.13,00.07,00.19,10.62,</text:p>
      <text:p text:style-name="P2">1907,03.27,00.45,01.62,00.13,00.07,00.19,00.03,00.00,00.00,01.71,00.05,00.43,07.95,02.80,02.41,00.61,00.35,00.16,00.00,08.55,</text:p>
      <text:p text:style-name="P2">1908,02.80,02.41,00.61,00.35,00.16,00.00,00.00,00.64,00.20,00.15,01.00,00.27,08.59,03.57,01.76,02.62,00.02,00.00,00.00,10.23,</text:p>
      <text:p text:style-name="P2">1909,03.57,01.76,02.62,00.02,00.00,00.00,00.00,00.00,00.02,00.00,02.39,03.76,14.14,02.00,00.19,01.30,00.08,00.05,00.00,09.79,</text:p>
      <text:p text:style-name="P2">1910,02.00,00.19,01.30,00.08,00.05,00.00,00.01,00.05,00.17,01.35,00.40,00.15,05.75,03.35,04.92,00.92,00.65,00.01,00.01,11.99,</text:p>
      <text:p text:style-name="P2"><text:soft-page-break/>1911,03.35,04.92,00.92,00.65,00.01,00.01,00.12,00.00,00.10,00.28,00.02,01.39,11.77,00.66,00.00,05.72,02.13,00.17,00.16,10.75,</text:p>
      <text:p text:style-name="P2">1912,00.66,00.00,05.72,02.13,00.17,00.16,00.14,00.26,00.00,00.89,00.40,00.03,10.56,01.19,02.40,00.42,00.08,00.07,00.09,05.97,</text:p>
      <text:p text:style-name="P2">1913,01.19,02.40,00.42,00.08,00.07,00.09,00.06,00.02,00.02,00.00,02.23,00.72,07.30,03.59,01.90,00.36,00.85,00.08,00.00,09.83,</text:p>
      <text:p text:style-name="P2">1914,03.59,01.90,00.36,00.85,00.08,00.00,00.00,00.00,00.00,01.05,00.86,02.21,10.90,04.91,03.62,00.33,01.15,00.28,00.00,14.41,</text:p>
      <text:p text:style-name="P2">1915,04.91,03.62,00.33,01.15,00.28,00.00,00.00,00.00,00.00,00.00,00.73,02.60,13.62,07.56,00.66,00.98,00.01,00.01,00.00,12.55,</text:p>
      <text:p text:style-name="P2">1916,07.56,00.66,00.98,00.01,00.01,00.00,00.02,00.01,00.25,00.87,00.05,01.14,11.56,04.32,01.84,00.26,01.06,00.31,00.00,10.13,</text:p>
      <text:p text:style-name="P2">1917,04.32,01.84,00.26,01.06,00.31,00.00,00.00,00.00,00.00,00.17,00.08,00.00,08.04,01.64,01.52,04.57,00.00,00.00,00.06,08.04,</text:p>
      <text:p text:style-name="P2">1918,01.64,01.52,04.57,00.00,00.00,00.06,00.00,00.11,00.08,00.42,01.91,00.00,10.31,00.61,01.46,01.83,00.30,00.34,00.00,07.06,</text:p>
      <text:p text:style-name="P2">1919,00.61,01.46,01.83,00.30,00.34,00.00,00.00,00.01,00.26,01.04,00.43,00.48,06.76,00.43,02.87,02.46,00.47,00.44,00.02,08.91,</text:p>
      <text:p text:style-name="P2">1920,00.43,02.87,02.46,00.47,00.44,00.02,00.00,00.01,00.08,00.18,00.19,00.54,07.69,02.02,00.35,01.13,00.04,02.54,00.00,07.08,</text:p>
      <text:p text:style-name="P2">1921,02.02,00.35,01.13,00.04,02.54,00.00,00.00,00.00,01.24,00.67,00.30,09.26,17.55,03.45,01.86,01.34,00.17,00.36,00.00,18.65,</text:p>
      <text:p text:style-name="P2">1922,03.45,01.86,01.34,00.17,00.36,00.00,00.01,00.00,00.00,00.09,00.75,01.21,09.24,01.34,01.53,00.34,01.05,00.00,00.04,06.36,</text:p>
      <text:p text:style-name="P2">1923,01.34,01.53,00.34,01.05,00.00,00.04,00.01,00.00,00.03,00.37,00.16,01.65,06.52,00.26,00.00,02.41,00.77,00.00,00.00,05.66,</text:p>
      <text:p text:style-name="P2">1924,00.26,00.00,02.41,00.77,00.00,00.00,00.00,00.00,00.00,00.35,00.55,01.34,05.68,00.08,00.30,01.78,01.11,00.15,00.15,05.81,</text:p>
      <text:p text:style-name="P2">1925,00.08,00.30,01.78,01.11,00.15,00.15,00.00,00.01,00.00,03.67,01.16,01.50,09.91,00.78,02.33,00.82,05.37,00.01,00.01,15.66,</text:p>
      <text:p text:style-name="P2">1926,00.78,02.33,00.82,05.37,00.01,00.01,00.00,00.05,00.00,00.21,00.59,03.89,14.06,00.32,06.68,02.05,00.71,00.12,00.12,14.74,</text:p>
      <text:p text:style-name="P2">1927,00.32,06.68,02.05,00.71,00.12,00.12,00.00,00.01,00.04,01.76,00.05,04.57,16.43,00.21,00.79,00.69,00.14,00.36,00.09,08.71,</text:p>
      <text:p text:style-name="P2">1928,00.21,00.79,00.69,00.14,00.36,00.09,00.00,00.03,00.00,00.14,00.63,02.42,05.50,00.90,01.14,01.22,00.57,00.05,00.00,07.10,</text:p>
      <text:p text:style-name="P2">1929,00.90,01.14,01.22,00.57,00.05,00.00,00.00,00.00,00.26,00.00,00.00,00.00,04.14,03.90,00.66,03.02,01.06,01.81,00.02,10.73,</text:p>
      <text:p text:style-name="P2">1930,03.90,00.66,03.02,01.06,01.81,00.02,00.00,00.00,00.00,00.22,01.04,00.00,11.73,03.72,04.11,00.06,01.38,00.24,00.01,10.78,</text:p>
      <text:p text:style-name="P2">1931,03.72,04.11,00.06,01.38,00.24,00.01,00.00,00.08,00.00,00.05,01.95,03.56,15.16,01.45,05.15,00.42,00.50,00.01,00.01,13.18,</text:p>
      <text:p text:style-name="P2">1932,01.45,05.15,00.42,00.50,00.01,00.01,00.00,00.00,00.00,01.10,00.30,02.40,11.34,04.32,00.02,00.13,01.75,00.53,00.08,10.63,</text:p>
      <text:p text:style-name="P2">1933,04.32,00.02,00.13,01.75,00.53,00.08,00.02,00.01,00.02,00.16,00.03,01.10,08.17,00.30,01.88,00.24,00.01,00.02,00.47,04.26,</text:p>
      <text:p text:style-name="P2">1934,00.30,01.88,00.24,00.01,00.02,00.47,00.00,00.02,00.18,00.42,01.95,03.38,08.87,02.15,04.54,01.42,01.02,00.02,00.00,15.10,</text:p>
      <text:p text:style-name="P2">1935,02.15,04.54,01.42,01.02,00.02,00.00,00.00,00.18,00.01,00.05,00.07,00.74,10.20,00.75,05.18,00.92,00.48,00.00,00.01,08.39,</text:p>
      <text:p text:style-name="P2">1936,00.75,05.18,00.92,00.48,00.00,00.01,00.01,00.28,00.04,01.86,00.44,04.45,14.42,01.52,04.22,02.65,00.13,00.32,00.01,15.93,</text:p>
      <text:p text:style-name="P2">1937,01.52,04.22,02.65,00.13,00.32,00.01,00.16,00.00,00.00,00.00,00.02,01.06,10.09,00.89,03.26,03.73,00.44,00.15,00.01,09.72,</text:p>
      <text:p text:style-name="P2">1938,00.89,03.26,03.73,00.44,00.15,00.01,00.00,00.03,00.00,00.23,00.02,04.25,13.01,02.38,01.23,01.17,00.47,00.01,00.00,09.79,</text:p>
      <text:p text:style-name="P2">1939,02.38,01.23,01.17,00.47,00.01,00.00,00.00,00.00,03.14,00.62,01.13,00.54,10.69,02.15,03.56,00.82,00.46,00.00,00.00,12.42,</text:p>
      <text:p text:style-name="P2">1940,02.15,03.56,00.82,00.46,00.00,00.00,00.00,00.00,00.08,01.50,00.49,06.09,15.15,02.03,05.31,05.89,03.35,00.00,00.00,24.74,</text:p>
      <text:p text:style-name="P2">1941,02.03,05.31,05.89,03.35,00.00,00.00,00.06,00.03,00.28,02.90,02.23,02.85,24.93,00.21,01.06,01.91,01.40,00.11,00.01,13.05,</text:p>
      <text:p text:style-name="P2">1942,00.21,01.06,01.91,01.40,00.11,00.01,00.00,00.00,00.00,00.27,00.27,00.69,05.93,06.26,01.40,01.66,00.52,00.02,00.01,11.10,</text:p>
      <text:p text:style-name="P2">1943,06.26,01.40,01.66,00.52,00.02,00.01,00.00,00.00,00.04,00.20,00.03,07.60,17.74,01.22,03.65,00.80,00.61,00.22,00.10,14.47,</text:p>
      <text:p text:style-name="P2">1944,01.22,03.65,00.80,00.61,00.22,00.10,00.00,00.00,00.00,00.00,04.93,01.53,13.06,00.42,01.91,02.03,00.03,00.04,00.15,11.04,</text:p>
      <text:p text:style-name="P2">1945,00.42,01.91,02.03,00.03,00.04,00.15,00.00,00.87,00.03,00.00,00.13,03.62,09.23,00.89,00.60,02.67,00.52,00.01,00.00,09.34,</text:p>
      <text:p text:style-name="P2">1946,00.89,00.60,02.67,00.52,00.01,00.00,00.00,00.00,00.00,00.34,02.53,01.18,08.74,00.35,00.43,00.97,00.36,00.17,00.00,06.33,</text:p>
      <text:p text:style-name="P2">1947,00.35,00.43,00.97,00.36,00.17,00.00,00.00,00.00,00.18,00.08,00.72,03.02,06.28,00.00,01.07,01.60,00.13,00.01,00.02,06.83,</text:p>
      <text:p text:style-name="P2">1948,00.00,01.07,01.60,00.13,00.01,00.02,00.00,00.00,00.00,01.32,00.10,02.38,06.63,03.56,01.81,00.75,00.09,00.41,00.00,10.42,</text:p>
      <text:p text:style-name="P2">1949,03.56,01.81,00.75,00.09,00.41,00.00,00.00,00.00,00.00,00.23,01.16,00.86,08.87,03.31,01.62,01.00,00.28,00.09,00.00,08.55,</text:p>
      <text:p text:style-name="P2">1950,03.31,01.62,01.00,00.28,00.09,00.00,00.08,00.00,00.00,00.01,01.23,00.05,07.67,01.60,00.50,00.50,01.95,00.00,00.00,05.92,</text:p>
      <text:p text:style-name="P2">1951,01.60,00.50,00.50,01.95,00.00,00.00,00.00,00.85,00.04,00.68,01.23,03.87,11.22,04.24,00.60,04.97,01.54,00.00,00.14,18.16,</text:p>
      <text:p text:style-name="P2">1952,04.24,00.60,04.97,01.54,00.00,00.14,00.00,00.00,00.00,00.00,01.83,02.20,15.52,00.58,00.58,00.79,00.33,00.09,00.14,06.54,</text:p>
      <text:p text:style-name="P2">1953,00.58,00.58,00.79,00.33,00.09,00.14,00.00,00.00,00.00,00.07,00.80,00.03,03.41,02.76,01.03,04.31,00.09,00.01,00.03,09.13,</text:p>
      <text:p text:style-name="P2">1954,02.76,01.03,04.31,00.09,00.01,00.03,00.00,00.00,00.00,00.00,00.74,00.55,09.52,03.59,00.56,00.38,00.90,00.49,00.00,07.21,</text:p>
      <text:p text:style-name="P2">1955,03.59,00.56,00.38,00.90,00.49,00.00,00.00,00.11,00.00,00.00,00.55,00.33,06.91,01.65,00.22,00.00,01.56,00.10,00.00,04.52,</text:p>
      <text:p text:style-name="P2">1956,01.65,00.22,00.00,01.56,00.10,00.00,00.00,00.00,00.00,00.68,00.00,00.18,04.39,04.80,00.50,00.75,00.84,00.88,00.26,08.89,</text:p>
      <text:p text:style-name="P2">1957,04.80,00.50,00.75,00.84,00.88,00.26,00.00,00.00,00.37,01.76,00.59,01.38,12.13,00.62,03.15,03.98,01.65,00.40,00.00,13.90,</text:p>
      <text:p text:style-name="P2">1958,00.62,03.15,03.98,01.65,00.40,00.00,00.00,00.00,00.62,00.01,00.44,00.06,10.93,00.08,03.76,00.00,00.31,00.00,00.00,05.28,</text:p>
      <text:p text:style-name="P2">1959,00.08,03.76,00.00,00.31,00.00,00.00,00.00,00.00,00.04,00.23,00.02,01.44,05.88,02.99,01.45,00.55,00.56,00.17,00.00,07.45,</text:p>
      <text:p text:style-name="P2">1960,02.99,01.45,00.55,00.56,00.17,00.00,00.00,00.00,00.06,00.04,01.01,00.22,07.05,01.21,00.06,00.85,00.00,00.01,00.00,03.46,</text:p>
      <text:p text:style-name="P2">1961,01.21,00.06,00.85,00.00,00.01,00.00,00.00,00.04,00.00,00.20,00.79,01.45,04.61,02.71,03.08,00.64,00.01,00.62,00.09,09.63,</text:p>
      <text:p text:style-name="P2">1962,02.71,03.08,00.64,00.01,00.62,00.09,00.00,00.00,00.00,00.01,00.01,00.22,07.39,00.11,01.22,01.33,00.71,00.09,00.28,03.98,</text:p>
      <text:p text:style-name="P2">1963,00.11,01.22,01.33,00.71,00.09,00.28,00.00,00.00,01.90,00.13,01.85,00.10,07.72,01.30,00.37,00.97,00.20,00.15,00.08,07.05,</text:p>
      <text:p text:style-name="P2">1964,01.30,00.37,00.97,00.20,00.15,00.08,00.00,00.00,00.00,00.02,01.01,01.17,05.27,00.40,00.52,01.79,03.58,00.00,00.01,08.50,</text:p>
      <text:p text:style-name="P2">1965,00.40,00.52,01.79,03.58,00.00,00.01,00.02,00.00,00.29,00.00,05.82,06.60,19.03,01.29,00.86,00.17,00.00,00.02,00.00,15.07,</text:p>
      <text:p text:style-name="P2">1966,01.29,00.86,00.17,00.00,00.02,00.00,00.00,00.00,00.00,00.80,00.82,03.22,07.18,02.20,00.00,01.14,02.24,00.05,00.16,10.63,</text:p>
      <text:p text:style-name="P2">1967,02.20,00.00,01.14,02.24,00.05,00.16,00.01,00.14,00.08,00.00,03.53,01.66,11.21,00.35,00.22,01.55,00.34,00.08,00.00,07.96,</text:p>
      <text:p text:style-name="P2">1968,00.35,00.22,01.55,00.34,00.08,00.00,00.13,00.00,00.00,00.04,00.36,00.61,03.68,04.78,04.34,00.94,00.21,00.17,00.02,11.60,</text:p>
      <text:p text:style-name="P2">1969,04.78,04.34,00.94,00.21,00.17,00.02,00.00,00.01,00.00,00.04,00.79,00.46,11.76,00.86,02.58,01.50,00.09,00.01,00.00,06.34,</text:p>
      <text:p text:style-name="P2">1970,00.86,02.58,01.50,00.09,00.01,00.00,00.00,00.00,00.00,00.07,02.05,02.22,09.38,00.30,01.27,00.20,00.93,00.95,00.01,08.00,</text:p>
      <text:p text:style-name="P2">1971,00.30,01.27,00.20,00.93,00.95,00.01,00.00,00.03,00.00,01.66,00.06,03.27,08.68,00.07,00.10,00.00,00.02,00.10,00.38,05.69,</text:p>
      <text:p text:style-name="P2">1972,00.07,00.10,00.00,00.02,00.10,00.38,00.00,00.02,00.44,00.58,03.16,01.61,06.48,01.68,01.63,02.26,00.05,00.00,00.00,11.43,</text:p>
      <text:p text:style-name="P2"><text:soft-page-break/>1973,01.68,01.63,02.26,00.05,00.00,00.00,00.00,00.00,00.02,00.01,01.63,00.19,07.47,02.96,00.04,01.70,00.02,00.01,00.02,06.60,</text:p>
      <text:p text:style-name="P2">1974,02.96,00.04,01.70,00.02,00.01,00.02,00.01,00.00,00.00,01.03,00.14,02.20,08.13,00.49,00.96,03.79,02.00,00.01,00.02,10.65,</text:p>
      <text:p text:style-name="P2">1975,00.49,00.96,03.79,02.00,00.01,00.02,00.00,00.00,00.00,00.09,00.64,00.37,08.37,00.00,05.40,00.99,01.33,00.27,00.02,09.11,</text:p>
      <text:p text:style-name="P2">1976,00.00,05.40,00.99,01.33,00.27,00.02,00.02,00.01,01.00,00.38,00.75,01.06,11.23,02.36,00.06,00.61,00.01,01.79,00.03,08.08,</text:p>
      <text:p text:style-name="P2">1977,02.36,00.06,00.61,00.01,01.79,00.03,00.00,02.13,00.00,00.50,00.05,01.67,09.21,05.95,02.64,05.00,00.73,00.04,00.00,18.71,</text:p>
      <text:p text:style-name="P2">1978,05.95,02.64,05.00,00.73,00.04,00.00,00.00,00.00,00.72,00.05,02.09,02.19,19.41,05.82,00.85,03.71,00.02,00.09,00.01,15.55,</text:p>
      <text:p text:style-name="P2">1979,05.82,00.85,03.71,00.02,00.09,00.01,00.09,00.01,00.00,00.73,00.27,00.02,11.62,05.58,04.47,02.71,01.18,00.65,00.01,15.72,</text:p>
      <text:p text:style-name="P2">1980,05.58,04.47,02.71,01.18,00.65,00.01,00.00,00.00,00.00,00.05,00.00,00.31,14.96,01.48,02.26,03.74,00.22,00.04,00.00,08.10,</text:p>
      <text:p text:style-name="P2">1981,01.48,02.26,03.74,00.22,00.04,00.00,00.00,00.00,00.03,00.14,01.79,00.54,10.24,02.71,00.88,04.74,00.62,00.01,00.04,11.50,</text:p>
      <text:p text:style-name="P2">1982,02.71,00.88,04.74,00.62,00.01,00.04,00.00,00.00,00.38,00.05,02.10,01.43,12.96,02.10,03.88,06.57,01.74,00.01,00.00,18.26,</text:p>
      <text:p text:style-name="P2">1983,02.10,03.88,06.57,01.74,00.01,00.00,00.01,00.39,00.21,00.40,01.94,01.53,18.78,00.46,00.09,00.04,00.62,00.00,00.04,05.73,</text:p>
      <text:p text:style-name="P2">1984,00.46,00.09,00.04,00.62,00.00,00.04,00.19,00.06,00.00,00.29,02.37,04.55,08.71,00.52,00.77,00.58,00.32,00.00,00.00,09.65,</text:p>
      <text:p text:style-name="P2">1985,00.52,00.77,00.58,00.32,00.00,00.00,00.00,00.00,00.20,00.29,04.92,01.06,08.66,00.75,02.59,03.12,01.17,00.00,00.00,14.10,</text:p>
      <text:p text:style-name="P2">1986,00.75,02.59,03.12,01.17,00.00,00.00,00.01,00.00,01.04,01.39,01.16,00.95,12.18,01.68,01.53,01.04,00.78,00.03,00.00,09.61,</text:p>
      <text:p text:style-name="P2">1987,01.68,01.53,01.04,00.78,00.03,00.00,00.03,00.01,00.70,01.74,01.33,02.73,11.60,00.89,01.37,00.59,03.71,00.08,00.00,13.18,</text:p>
      <text:p text:style-name="P2">1988,00.89,01.37,00.59,03.71,00.08,00.00,00.00,00.00,00.00,00.00,01.39,02.23,10.26,00.42,00.70,00.69,00.12,00.04,00.06,05.65,</text:p>
      <text:p text:style-name="P2">1989,00.42,00.70,00.69,00.12,00.04,00.06,00.00,00.00,00.23,00.47,00.09,01.01,03.83,02.52,01.13,00.25,00.76,00.51,00.87,07.84,</text:p>
      <text:p text:style-name="P2">1990,02.52,01.13,00.25,00.76,00.51,00.87,00.00,00.01,00.00,00.00,00.65,00.59,07.29,01.06,02.46,06.96,00.05,00.01,00.00,11.79,</text:p>
      <text:p text:style-name="P2">1991,01.06,02.46,06.96,00.05,00.01,00.00,00.24,00.01,00.28,00.69,00.05,01.70,13.51,01.81,03.34,04.42,00.28,00.07,00.04,12.93,</text:p>
      <text:p text:style-name="P2">1992,01.81,03.34,04.42,00.28,00.07,00.04,00.03,00.05,00.00,00.18,00.03,02.56,12.81,09.09,04.73,01.22,00.00,00.01,00.41,18.31,</text:p>
      <text:p text:style-name="P2">1993,09.09,04.73,01.22,00.00,00.01,00.41,00.03,00.00,00.00,00.22,00.77,00.78,17.26,00.70,02.75,03.67,00.93,00.07,00.00,09.92,</text:p>
      <text:p text:style-name="P2">1994,00.70,02.75,03.67,00.93,00.07,00.00,00.03,00.01,00.00,00.01,00.46,00.80,09.43,08.06,01.93,03.81,00.96,00.59,00.46,17.12,</text:p>
      <text:p text:style-name="P2">1995,08.06,01.93,03.81,00.96,00.59,00.46,00.05,00.00,00.00,00.00,00.30,00.88,17.04,01.52,00.88,01.10,00.36,00.02,00.00,05.11,</text:p>
      <text:p text:style-name="P2">1996,01.52,00.88,01.10,00.36,00.02,00.00,00.09,00.00,00.03,00.94,01.70,00.63,07.27,03.02,00.31,00.00,00.28,00.00,00.00,07.00,</text:p>
      <text:p text:style-name="P2">1997,03.02,00.31,00.00,00.28,00.00,00.00,00.00,00.00,00.85,00.02,01.17,01.35,07.00,02.68,07.65,02.21,01.11,00.64,00.10,17.78,</text:p>
      <text:p text:style-name="P2">1998,02.68,07.65,02.21,01.11,00.64,00.10,00.20,00.00,00.03,00.08,00.69,00.66,16.05,01.54,00.70,01.09,01.62,00.06,00.04,06.71,</text:p>
      <text:p text:style-name="P2">1999,01.54,00.70,01.09,01.62,00.06,00.04,00.00,00.00,00.02,00.00,00.04,00.32,05.43,00.17,03.67,01.00,00.54,00.00,00.00,05.76,</text:p>
      <text:p text:style-name="P2">2000,00.17,03.67,01.00,00.54,00.00,00.00,00.00,00.01,00.00,01.24,00.26,00.01,06.90,03.28,02.38,00.63,00.76,00.01,00.00,08.58,</text:p>
      <text:p text:style-name="P2">2001,03.28,02.38,00.63,00.76,00.01,00.00,00.00,00.00,00.00,00.00,00.95,00.46,08.47,00.32,00.17,00.46,00.63,00.00,00.00,02.99,</text:p>
      <text:p text:style-name="P2">2002,00.32,00.17,00.46,00.63,00.00,00.00,00.00,00.00,00.31,00.04,00.32,01.98,04.23,00.02,04.88,01.36,01.41,00.30,00.00,10.62,</text:p>
      <text:p text:style-name="P2">2003,00.02,04.88,01.36,01.41,00.30,00.00,00.00,00.00,00.00,00.00,00.60,00.61,09.18,00.34,02.81,00.22,00.60,00.00,00.00,05.18,</text:p>
      <text:p text:style-name="P2">2004,00.34,02.81,00.22,00.60,00.00,00.00,00.00,00.00,00.00,04.98,00.33,04.01,13.29,04.49,05.83,02.12,00.59,00.12,00.02,22.49,</text:p>
      <text:p text:style-name="P2">2005,04.49,05.83,02.12,00.59,00.12,00.02,00.01,00.00,00.10,00.46,00.12,00.25,14.11,00.36,01.11,01.36,00.88,01.41,00.00,06.06,</text:p>
      <text:p text:style-name="P2">2006,00.36,01.11,01.36,00.88,01.41,00.00,00.04,00.01,00.00,00.76,00.15,00.71,06.79,00.51,01.12,00.09,00.46,00.00,00.00,03.85,</text:p>
      <text:p text:style-name="P2">2007,00.51,01.12,00.09,00.46,00.00,00.00,00.00,00.00,00.05,00.37,00.97,00.80,04.37,03.34,01.21,00.26,00.00,00.23,00.02,07.25,</text:p>
      <text:p text:style-name="P2">2008,03.34,01.21,00.26,00.00,00.23,00.02,00.00,00.00,00.00,00.18,02.49,03.38,11.11,00.08,02.63,00.18,00.14,00.04,00.03,09.15,</text:p>
      <text:p text:style-name="P2">2009,00.08,02.63,00.18,00.14,00.04,00.03,00.00,00.00,00.00,00.00,00.12,02.28,05.50,03.38,02.28,00.68,01.78,00.01,00.02,10.55,</text:p>
      <text:p text:style-name="P2">2010,03.38,02.28,00.68,01.78,00.01,00.02,00.02,00.00,00.03,02.18,00.88,05.00,16.26,00.30,02.10,01.46,00.26,00.36,00.03,12.62,</text:p>
      <text:p text:style-name="P2">2011,00.30,02.10,01.46,00.26,00.36,00.03,00.00,00.00,00.13,00.46,03.12,00.86,09.08,00.40,01.19,00.97,00.88,00.02,00.00,08.03,</text:p>
      <text:p text:style-name="P2">2012,00.40,01.19,00.97,00.88,00.02,00.00,00.00,00.00,00.00,00.70,00.28,02.19,06.63,01.21,00.56,01.22,00.01,00.26,00.00,06.43,</text:p>
      <text:p text:style-name="P2">2013,01.21,00.63,01.22,00.01,00.26,00.00,00.05,00.00,00.00,00.25,01.48,00.46,05.57,00.01,01.00,01.28,00.53,00.00,00.00,05.06,</text:p>
      <text:p text:style-name="P2">2014,00.01,01.00,01.28,00.53,00.00,00.00,00.00,00.08,00.00,00.00,00.37,04.50,07.77,00.42,00.28,00.93,00.02,02.39,00.04,09.03,</text:p>
      <text:p text:style-name="P2">2015,00.42,00.28,00.93,00.02,02.39,00.04,01.71,00.01,01.24,00.43,01.54,00.88,09.89,03.21,00.05,00.76,00.55,00.44,00.00,11.03,</text:p>
      <text:p text:style-name="P2">2016,03.21,00.05,00.76,00.55,00.44,00.00,00.00,00.00,00.32,00.07,00.61,04.22,10.23,03.01,03.71,00.08,00.01,00.92,00.02,12.97,</text:p>
      <text:p text:style-name="P2">2017,03.01,03.71,00.08,00.01,00.92,00.02,0,0,0,0,0,0,0,0,0,0,0,0,0,0,</text:p>
      <text:p text:style-name="Standard"/>
      <text:p text:style-name="P1">Rainfall.ctl</text:p>
      <text:p text:style-name="Standard">load data</text:p>
      <text:p text:style-name="Standard"><text:tab/>infile rainfall.csv</text:p>
      <text:p text:style-name="Standard"><text:tab/>replace into table rainfall</text:p>
      <text:p text:style-name="Standard"><text:tab/>fields terminated by ','</text:p>
      <text:p text:style-name="Standard"><text:tab/>(year,jan,feb,mar,apr,may,jun,jul,aug,sep,oct,nov,dec,tot,next1,next2,next3,next4,next5,next6,seas)</text:p>
      <text:p text:style-name="Standard"/>
      <text:p text:style-name="Standard">SQL&gt; <text:span text:style-name="T1">desc rainfall</text:span></text:p>
      <text:p text:style-name="Standard"><text:s/>Name <text:s text:c="37"/>Null? <text:s text:c="3"/>Type</text:p>
      <text:p text:style-name="Standard"><text:s/>----------------------------------------- -------- ----------------------------</text:p>
      <text:p text:style-name="Standard"><text:s/>YEAR <text:s text:c="46"/>NUMBER(4)</text:p>
      <text:p text:style-name="Standard"><text:s/>JAN <text:s text:c="47"/>NUMBER(4,2)</text:p>
      <text:p text:style-name="Standard"><text:s/>FEB <text:s text:c="47"/>NUMBER(4,2)</text:p>
      <text:p text:style-name="Standard"><text:soft-page-break/><text:s/>MAR <text:s text:c="47"/>NUMBER(4,2)</text:p>
      <text:p text:style-name="Standard"><text:s/>APR <text:s text:c="47"/>NUMBER(4,2)</text:p>
      <text:p text:style-name="Standard"><text:s/>MAY <text:s text:c="47"/>NUMBER(4,2)</text:p>
      <text:p text:style-name="Standard"><text:s/>JUN <text:s text:c="47"/>NUMBER(4,2)</text:p>
      <text:p text:style-name="Standard"><text:s/>JUL <text:s text:c="47"/>NUMBER(4,2)</text:p>
      <text:p text:style-name="Standard"><text:s/>AUG <text:s text:c="47"/>NUMBER(4,2)</text:p>
      <text:p text:style-name="Standard"><text:s/>SEP <text:s text:c="47"/>NUMBER(4,2)</text:p>
      <text:p text:style-name="Standard"><text:s/>OCT <text:s text:c="47"/>NUMBER(4,2)</text:p>
      <text:p text:style-name="Standard"><text:s/>NOV <text:s text:c="47"/>NUMBER(4,2)</text:p>
      <text:p text:style-name="Standard"><text:s/>DEC <text:s text:c="47"/>NUMBER(4,2)</text:p>
      <text:p text:style-name="Standard"><text:s/>TOT <text:s text:c="47"/>NUMBER(4,2)</text:p>
      <text:p text:style-name="Standard"><text:s/>NEXT1 <text:s text:c="45"/>NUMBER(4,2)</text:p>
      <text:p text:style-name="Standard"><text:s/>NEXT2 <text:s text:c="45"/>NUMBER(4,2)</text:p>
      <text:p text:style-name="Standard"><text:s/>NEXT3 <text:s text:c="45"/>NUMBER(4,2)</text:p>
      <text:p text:style-name="Standard"><text:s/>NEXT4 <text:s text:c="45"/>NUMBER(4,2)</text:p>
      <text:p text:style-name="Standard"><text:s/>NEXT5 <text:s text:c="45"/>NUMBER(4,2)</text:p>
      <text:p text:style-name="Standard"><text:s/>NEXT6 <text:s text:c="45"/>NUMBER(4,2)</text:p>
      <text:p text:style-name="Standard"><text:s/>SEAS <text:s text:c="46"/>NUMBER(4,2)</text:p>
      <text:p text:style-name="Standard"/>
      <text:p text:style-name="Standard">SQL&gt; <text:span text:style-name="T1">select * from rainfall;</text:span></text:p>
      <text:p text:style-name="P3">(note used: SQL&gt; column xxx format 99.99)</text:p>
      <text:p text:style-name="P3"/>
      <text:section text:style-name="Sect1" text:name="Section1">
        <text:p text:style-name="P2"><text:s/>YEAR <text:s text:c="3"/>JAN <text:s text:c="3"/>FEB <text:s text:c="3"/>MAR <text:s text:c="3"/>APR <text:s text:c="3"/>MAY <text:s text:c="3"/>JUN <text:s text:c="3"/>JUL <text:s text:c="3"/>AUG <text:s text:c="3"/>SEP <text:s text:c="3"/>OCT</text:p>
        <text:p text:style-name="P2">----- ------ ------ ------ ------ ------ ------ ------ ------ ------ ------</text:p>
        <text:p text:style-name="P2"><text:s text:c="3"/>NOV <text:s text:c="3"/>DEC <text:s text:c="3"/>TOT <text:s/>NEXT1 <text:s/>NEXT2 <text:s/>NEXT3 <text:s/>NEXT4 <text:s/>NEXT5 <text:s/>NEXT6 <text:s text:c="2"/>SEAS</text:p>
        <text:p text:style-name="P2">------ ------ ------ ------ ------ ------ ------ ------ ------ ------</text:p>
        <text:p text:style-name="P2"><text:s/>1850 <text:s text:c="3"/>.00 <text:s text:c="2"/>1.13 <text:s text:c="2"/>1.00 <text:s text:c="3"/>.09 <text:s text:c="3"/>.00 <text:s text:c="3"/>.68 <text:s text:c="3"/>.00 <text:s text:c="3"/>.00 <text:s text:c="3"/>.00 <text:s text:c="3"/>.19</text:p>
        <text:p text:style-name="P2"><text:s text:c="2"/>2.82 <text:s text:c="2"/>1.93 <text:s text:c="2"/>7.84 <text:s text:c="3"/>.03 <text:s text:c="2"/>1.51 <text:s text:c="3"/>.34 <text:s text:c="3"/>.87 <text:s text:c="3"/>.71 <text:s text:c="3"/>.01 <text:s text:c="2"/>8.41</text:p>
        <text:p text:style-name="P2"/>
        <text:p text:style-name="P2"><text:s/>1851 <text:s text:c="3"/>.03 <text:s text:c="2"/>1.51 <text:s text:c="3"/>.34 <text:s text:c="3"/>.87 <text:s text:c="3"/>.71 <text:s text:c="3"/>.01 <text:s text:c="3"/>.00 <text:s text:c="3"/>.00 <text:s text:c="3"/>.02 <text:s text:c="3"/>.01</text:p>
        <text:p text:style-name="P2"><text:s text:c="3"/>.25 <text:s text:c="2"/>3.74 <text:s text:c="2"/>7.49 <text:s text:c="3"/>.58 <text:s text:c="2"/>1.84 <text:s text:c="2"/>1.87 <text:s text:c="3"/>.85 <text:s text:c="3"/>.32 <text:s text:c="3"/>.00 <text:s text:c="2"/>9.48</text:p>
        <text:p text:style-name="P2"/>
        <text:p text:style-name="P2"><text:s/>1852 <text:s text:c="3"/>.58 <text:s text:c="2"/>1.84 <text:s text:c="2"/>1.87 <text:s text:c="3"/>.85 <text:s text:c="3"/>.32 <text:s text:c="3"/>.00 <text:s text:c="3"/>.00 <text:s text:c="3"/>.40 <text:s text:c="3"/>.00 <text:s text:c="3"/>.06</text:p>
        <text:p text:style-name="P2"><text:s text:c="2"/>1.45 <text:s text:c="2"/>4.50 <text:s/>11.87 <text:s text:c="3"/>.50 <text:s text:c="3"/>.20 <text:s text:c="2"/>1.52 <text:s text:c="3"/>.25 <text:s text:c="2"/>2.10 <text:s text:c="3"/>.05 <text:s/>11.03</text:p>
        <text:p text:style-name="P2"/>
        <text:p text:style-name="P2"><text:s/>1853 <text:s text:c="3"/>.50 <text:s text:c="3"/>.20 <text:s text:c="2"/>1.52 <text:s text:c="3"/>.25 <text:s text:c="2"/>2.10 <text:s text:c="3"/>.05 <text:s text:c="3"/>.00 <text:s text:c="3"/>.21 <text:s text:c="3"/>.00 <text:s text:c="3"/>.00</text:p>
        <text:p text:style-name="P2"><text:s text:c="2"/>1.28 <text:s text:c="2"/>1.77 <text:s text:c="2"/>7.88 <text:s text:c="3"/>.99 <text:s text:c="2"/>2.56 <text:s text:c="2"/>1.88 <text:s text:c="3"/>.89 <text:s text:c="3"/>.18 <text:s text:c="3"/>.01 <text:s text:c="2"/>9.77</text:p>
        <text:p text:style-name="P2"/>
        <text:p text:style-name="P2"><text:s/>1854 <text:s text:c="3"/>.99 <text:s text:c="2"/>2.56 <text:s text:c="2"/>1.88 <text:s text:c="3"/>.89 <text:s text:c="3"/>.18 <text:s text:c="3"/>.01 <text:s text:c="3"/>.07 <text:s text:c="2"/>1.36 <text:s text:c="3"/>.09 <text:s text:c="3"/>.27</text:p>
        <text:p text:style-name="P2"><text:s text:c="3"/>.04 <text:s text:c="2"/>3.29 <text:s/>11.63 <text:s text:c="2"/>1.97 <text:s text:c="2"/>3.59 <text:s text:c="2"/>1.30 <text:s text:c="2"/>1.52 <text:s text:c="3"/>.06 <text:s text:c="3"/>.00 <text:s/>13.56</text:p>
        <text:p text:style-name="P2"/>
        <text:p text:style-name="P2"><text:s/>1855 <text:s text:c="2"/>1.97 <text:s text:c="2"/>3.59 <text:s text:c="2"/>1.30 <text:s text:c="2"/>1.52 <text:s text:c="3"/>.06 <text:s text:c="3"/>.00 <text:s text:c="3"/>.00 <text:s text:c="3"/>.04 <text:s text:c="3"/>.00 <text:s text:c="3"/>.11</text:p>
        <text:p text:style-name="P2"><text:s text:c="2"/>2.15 <text:s text:c="3"/>.41 <text:s/>11.15 <text:s text:c="2"/>1.27 <text:s text:c="2"/>1.86 <text:s text:c="2"/>1.59 <text:s text:c="2"/>2.17 <text:s text:c="3"/>.29 <text:s text:c="3"/>.00 <text:s text:c="2"/>9.89</text:p>
        <text:p text:style-name="P2"/>
        <text:p text:style-name="P2"><text:s/>1856 <text:s text:c="2"/>1.27 <text:s text:c="2"/>1.86 <text:s text:c="2"/>1.59 <text:s text:c="2"/>2.17 <text:s text:c="3"/>.29 <text:s text:c="3"/>.00 <text:s text:c="3"/>.00 <text:s text:c="3"/>.00 <text:s text:c="3"/>.07 <text:s text:c="3"/>.00</text:p>
        <text:p text:style-name="P2"><text:s text:c="2"/>1.22 <text:s text:c="2"/>1.30 <text:s text:c="2"/>9.77 <text:s text:c="3"/>.26 <text:s text:c="2"/>1.76 <text:s text:c="3"/>.00 <text:s text:c="3"/>.04 <text:s text:c="3"/>.08 <text:s text:c="3"/>.03 <text:s text:c="2"/>4.76</text:p>
        <text:p text:style-name="P2"/>
        <text:p text:style-name="P2"><text:s/>1857 <text:s text:c="3"/>.26 <text:s text:c="2"/>1.76 <text:s text:c="3"/>.00 <text:s text:c="3"/>.04 <text:s text:c="3"/>.08 <text:s text:c="3"/>.03 <text:s text:c="3"/>.00 <text:s text:c="3"/>.02 <text:s text:c="3"/>.01 <text:s text:c="3"/>.49</text:p>
        <text:p text:style-name="P2"><text:s text:c="2"/>2.16 <text:s text:c="2"/>1.30 <text:s text:c="2"/>6.15 <text:s text:c="2"/>1.52 <text:s text:c="3"/>.44 <text:s text:c="2"/>1.24 <text:s text:c="3"/>.17 <text:s text:c="3"/>.00 <text:s text:c="3"/>.19 <text:s text:c="2"/>7.54</text:p>
        <text:p text:style-name="P2"/>
        <text:p text:style-name="P2"><text:s/>1858 <text:s text:c="2"/>1.52 <text:s text:c="3"/>.44 <text:s text:c="2"/>1.24 <text:s text:c="3"/>.17 <text:s text:c="3"/>.00 <text:s text:c="3"/>.19 <text:s text:c="3"/>.00 <text:s text:c="3"/>.04 <text:s text:c="3"/>.10 <text:s text:c="3"/>.47</text:p>
        <text:p text:style-name="P2"><text:s text:c="3"/>.28 <text:s text:c="2"/>3.10 <text:s text:c="2"/>7.55 <text:s text:c="3"/>.00 <text:s text:c="2"/>1.89 <text:s text:c="3"/>.20 <text:s text:c="3"/>.36 <text:s text:c="3"/>.17 <text:s text:c="3"/>.00 <text:s text:c="2"/>6.61</text:p>
        <text:p text:style-name="P2"/>
        <text:p text:style-name="P2"><text:s/>1859 <text:s text:c="3"/>.00 <text:s text:c="2"/>1.89 <text:s text:c="3"/>.20 <text:s text:c="3"/>.36 <text:s text:c="3"/>.17 <text:s text:c="3"/>.00 <text:s text:c="3"/>.02 <text:s text:c="3"/>.00 <text:s text:c="3"/>.00 <text:s text:c="3"/>.18</text:p>
        <text:p text:style-name="P2"><text:s text:c="2"/>1.49 <text:s text:c="2"/>1.79 <text:s text:c="2"/>6.10 <text:s text:c="3"/>.72 <text:s text:c="2"/>1.49 <text:s text:c="3"/>.15 <text:s text:c="3"/>.65 <text:s text:c="3"/>.04 <text:s text:c="3"/>.05 <text:s text:c="2"/>6.58</text:p>
        <text:p text:style-name="P2"/>
        <text:p text:style-name="P2"><text:s/>1860 <text:s text:c="3"/>.72 <text:s text:c="2"/>1.49 <text:s text:c="3"/>.15 <text:s text:c="3"/>.65 <text:s text:c="3"/>.04 <text:s text:c="3"/>.05 <text:s text:c="3"/>.14 <text:s text:c="3"/>.00 <text:s text:c="3"/>.00 <text:s text:c="3"/>.00</text:p>
        <text:p text:style-name="P2"><text:s text:c="2"/>2.88 <text:s text:c="2"/>2.99 <text:s text:c="2"/>9.11 <text:s text:c="3"/>.82 <text:s text:c="3"/>.79 <text:s text:c="3"/>.05 <text:s text:c="3"/>.04 <text:s text:c="3"/>.00 <text:s text:c="3"/>.19 <text:s text:c="2"/>7.90</text:p>
        <text:p text:style-name="P2"/>
        <text:p text:style-name="P2"><text:s/>1861 <text:s text:c="3"/>.82 <text:s text:c="3"/>.79 <text:s text:c="3"/>.05 <text:s text:c="3"/>.04 <text:s text:c="3"/>.00 <text:s text:c="3"/>.19 <text:s text:c="3"/>.00 <text:s text:c="3"/>.00 <text:s text:c="2"/>1.59 <text:s text:c="3"/>.05</text:p>
        <text:p text:style-name="P2"><text:s text:c="2"/>1.19 <text:s text:c="2"/>3.20 <text:s text:c="2"/>7.92 <text:s text:c="2"/>5.56 <text:s text:c="2"/>1.39 <text:s text:c="3"/>.97 <text:s text:c="2"/>1.05 <text:s text:c="3"/>.16 <text:s text:c="3"/>.48 <text:s/>15.64</text:p>
        <text:p text:style-name="P2"/>
        <text:p text:style-name="P2"><text:s/>1862 <text:s text:c="2"/>5.56 <text:s text:c="2"/>1.39 <text:s text:c="3"/>.97 <text:s text:c="2"/>1.05 <text:s text:c="3"/>.16 <text:s text:c="3"/>.48 <text:s text:c="3"/>.11 <text:s text:c="3"/>.00 <text:s text:c="3"/>.00 <text:s text:c="3"/>.89</text:p>
        <text:p text:style-name="P2"><text:s text:c="3"/>.05 <text:s text:c="3"/>.93 <text:s/>11.59 <text:s text:c="3"/>.32 <text:s text:c="2"/>1.09 <text:s text:c="3"/>.33 <text:s text:c="3"/>.13 <text:s text:c="3"/>.02 <text:s text:c="3"/>.00 <text:s text:c="2"/>3.87</text:p>
        <text:p text:style-name="P2"/>
        <text:p text:style-name="P2"><text:s/>1863 <text:s text:c="3"/>.32 <text:s text:c="2"/>1.09 <text:s text:c="3"/>.33 <text:s text:c="3"/>.13 <text:s text:c="3"/>.02 <text:s text:c="3"/>.00 <text:s text:c="3"/>.00 <text:s text:c="3"/>.00 <text:s text:c="3"/>.36 <text:s text:c="3"/>.00</text:p>
        <text:p text:style-name="P2"><text:s text:c="3"/>.73 <text:s text:c="3"/>.04 <text:s text:c="2"/>3.02 <text:s text:c="3"/>.04 <text:s text:c="2"/>2.50 <text:s text:c="3"/>.20 <text:s text:c="3"/>.01 <text:s text:c="2"/>1.25 <text:s text:c="3"/>.01 <text:s text:c="2"/>5.14</text:p>
        <text:p text:style-name="P2"/>
        <text:p text:style-name="P2"><text:s/>1864 <text:s text:c="3"/>.04 <text:s text:c="2"/>2.50 <text:s text:c="3"/>.20 <text:s text:c="3"/>.01 <text:s text:c="2"/>1.25 <text:s text:c="3"/>.01 <text:s text:c="3"/>.11 <text:s text:c="3"/>.00 <text:s text:c="3"/>.00 <text:s text:c="3"/>.04</text:p>
        <text:p text:style-name="P2"><text:s text:c="2"/>2.41 <text:s text:c="2"/>1.04 <text:s text:c="2"/>7.61 <text:s text:c="2"/>1.28 <text:s text:c="2"/>3.00 <text:s text:c="3"/>.00 <text:s text:c="3"/>.56 <text:s text:c="3"/>.00 <text:s text:c="3"/>.01 <text:s text:c="2"/>8.45</text:p>
        <text:p text:style-name="P2"/>
        <text:p text:style-name="P2"><text:s/>1865 <text:s text:c="2"/>1.28 <text:s text:c="2"/>3.00 <text:s text:c="3"/>.00 <text:s text:c="3"/>.56 <text:s text:c="3"/>.00 <text:s text:c="3"/>.01 <text:s text:c="2"/>1.29 <text:s text:c="3"/>.00 <text:s text:c="3"/>.00 <text:s text:c="3"/>.02</text:p>
        <text:p text:style-name="P2"><text:s text:c="3"/>.52 <text:s text:c="3"/>.84 <text:s text:c="2"/>7.52 <text:s text:c="2"/>5.05 <text:s text:c="2"/>3.43 <text:s text:c="2"/>1.47 <text:s text:c="3"/>.11 <text:s text:c="3"/>.09 <text:s text:c="3"/>.00 <text:s/>12.82</text:p>
        <text:p text:style-name="P2"/>
        <text:p text:style-name="P2"><text:s/>1866 <text:s text:c="2"/>5.05 <text:s text:c="2"/>3.43 <text:s text:c="2"/>1.47 <text:s text:c="3"/>.11 <text:s text:c="3"/>.09 <text:s text:c="3"/>.00 <text:s text:c="3"/>.00 <text:s text:c="3"/>.10 <text:s text:c="3"/>.00 <text:s text:c="3"/>.00</text:p>
        <text:p text:style-name="P2"><text:s text:c="3"/>.24 <text:s text:c="2"/>1.82 <text:s/>12.31 <text:s text:c="2"/>1.32 <text:s text:c="3"/>.85 <text:s text:c="2"/>7.88 <text:s text:c="3"/>.48 <text:s text:c="3"/>.04 <text:s text:c="3"/>.00 <text:s/>12.73</text:p>
        <text:p text:style-name="P2"/>
        <text:p text:style-name="P2"><text:s/>1867 <text:s text:c="2"/>1.32 <text:s text:c="3"/>.85 <text:s text:c="2"/>7.88 <text:s text:c="3"/>.48 <text:s text:c="3"/>.04 <text:s text:c="3"/>.00 <text:s text:c="3"/>.00 <text:s text:c="3"/>.30 <text:s text:c="3"/>.00 <text:s text:c="3"/>.34</text:p>
        <text:p text:style-name="P2"><text:s text:c="3"/>.45 <text:s text:c="2"/>3.06 <text:s/>14.72 <text:s text:c="2"/>3.37 <text:s text:c="2"/>1.63 <text:s text:c="3"/>.73 <text:s text:c="2"/>1.20 <text:s text:c="3"/>.15 <text:s text:c="3"/>.00 <text:s/>11.23</text:p>
        <text:p text:style-name="P2"/>
        <text:p text:style-name="P2"><text:s/>1868 <text:s text:c="2"/>3.37 <text:s text:c="2"/>1.63 <text:s text:c="3"/>.73 <text:s text:c="2"/>1.20 <text:s text:c="3"/>.15 <text:s text:c="3"/>.00 <text:s text:c="3"/>.51 <text:s text:c="3"/>.00 <text:s text:c="3"/>.05 <text:s text:c="3"/>.00</text:p>
        <text:p text:style-name="P2"><text:s text:c="2"/>2.00 <text:s text:c="2"/>1.52 <text:s/>11.16 <text:s text:c="2"/>2.88 <text:s text:c="2"/>1.88 <text:s text:c="2"/>1.98 <text:s text:c="3"/>.53 <text:s text:c="3"/>.33 <text:s text:c="3"/>.00 <text:s/>11.68</text:p>
        <text:p text:style-name="P2"/>
        <text:p text:style-name="P2"><text:s/>1869 <text:s text:c="2"/>2.88 <text:s text:c="2"/>1.88 <text:s text:c="2"/>1.98 <text:s text:c="3"/>.53 <text:s text:c="3"/>.33 <text:s text:c="3"/>.00 <text:s text:c="3"/>.05 <text:s text:c="3"/>.00 <text:s text:c="3"/>.00 <text:s text:c="3"/>.05</text:p>
        <text:p text:style-name="P2"><text:s text:c="2"/>2.32 <text:s text:c="3"/>.94 <text:s/>10.96 <text:s text:c="3"/>.54 <text:s text:c="3"/>.77 <text:s text:c="3"/>.33 <text:s text:c="3"/>.20 <text:s text:c="3"/>.28 <text:s text:c="3"/>.00 <text:s text:c="2"/>5.48</text:p>
        <text:p text:style-name="P2"/>
        <text:p text:style-name="P2"><text:s/>1870 <text:s text:c="3"/>.54 <text:s text:c="3"/>.77 <text:s text:c="3"/>.33 <text:s text:c="3"/>.20 <text:s text:c="3"/>.28 <text:s text:c="3"/>.00 <text:s text:c="3"/>.04 <text:s text:c="3"/>.07 <text:s text:c="3"/>.00 <text:s text:c="2"/>1.54</text:p>
        <text:p text:style-name="P2"><text:s text:c="3"/>.18 <text:s text:c="3"/>.42 <text:s text:c="2"/>4.37 <text:s text:c="3"/>.52 <text:s text:c="2"/>1.35 <text:s text:c="3"/>.01 <text:s text:c="3"/>.70 <text:s text:c="3"/>.34 <text:s text:c="3"/>.00 <text:s text:c="2"/>5.17</text:p>
        <text:p text:style-name="P2"/>
        <text:p text:style-name="P2"><text:s/>1871 <text:s text:c="3"/>.52 <text:s text:c="2"/>1.35 <text:s text:c="3"/>.01 <text:s text:c="3"/>.70 <text:s text:c="3"/>.34 <text:s text:c="3"/>.00 <text:s text:c="3"/>.00 <text:s text:c="3"/>.00 <text:s text:c="3"/>.00 <text:s text:c="3"/>.00</text:p>
        <text:p text:style-name="P2"><text:s text:c="2"/>1.33 <text:s text:c="2"/>1.39 <text:s text:c="2"/>5.64 <text:s text:c="3"/>.99 <text:s text:c="2"/>1.63 <text:s text:c="3"/>.46 <text:s text:c="3"/>.26 <text:s text:c="3"/>.12 <text:s text:c="3"/>.00 <text:s text:c="2"/>6.18</text:p>
        <text:p text:style-name="P2"/>
        <text:p text:style-name="P2"><text:soft-page-break/><text:s/>1872 <text:s text:c="3"/>.99 <text:s text:c="2"/>1.63 <text:s text:c="3"/>.46 <text:s text:c="3"/>.26 <text:s text:c="3"/>.12 <text:s text:c="3"/>.00 <text:s text:c="3"/>.00 <text:s text:c="3"/>.18 <text:s text:c="3"/>.00 <text:s text:c="3"/>.00</text:p>
        <text:p text:style-name="P2"><text:s text:c="3"/>.00 <text:s text:c="2"/>1.43 <text:s text:c="2"/>5.07 <text:s text:c="3"/>.44 <text:s text:c="2"/>4.21 <text:s text:c="3"/>.11 <text:s text:c="3"/>.10 <text:s text:c="3"/>.03 <text:s text:c="3"/>.00 <text:s text:c="2"/>6.50</text:p>
        <text:p text:style-name="P2"/>
        <text:p text:style-name="P2"><text:s/>1873 <text:s text:c="3"/>.44 <text:s text:c="2"/>4.21 <text:s text:c="3"/>.11 <text:s text:c="3"/>.10 <text:s text:c="3"/>.03 <text:s text:c="3"/>.00 <text:s text:c="3"/>.00 <text:s text:c="2"/>1.95 <text:s text:c="3"/>.00 <text:s text:c="3"/>.00</text:p>
        <text:p text:style-name="P2"><text:s text:c="3"/>.77 <text:s text:c="2"/>5.46 <text:s/>13.07 <text:s text:c="2"/>3.11 <text:s text:c="2"/>3.73 <text:s text:c="2"/>1.20 <text:s text:c="3"/>.34 <text:s text:c="3"/>.32 <text:s text:c="3"/>.00 <text:s/>16.88</text:p>
        <text:p text:style-name="P2"/>
        <text:p text:style-name="P2"><text:s/>1874 <text:s text:c="2"/>3.11 <text:s text:c="2"/>3.73 <text:s text:c="2"/>1.20 <text:s text:c="3"/>.34 <text:s text:c="3"/>.32 <text:s text:c="3"/>.00 <text:s text:c="3"/>.12 <text:s text:c="3"/>.00 <text:s text:c="3"/>.13 <text:s text:c="3"/>.53</text:p>
        <text:p text:style-name="P2"><text:s text:c="3"/>.88 <text:s text:c="3"/>.55 <text:s/>10.91 <text:s text:c="2"/>2.38 <text:s text:c="3"/>.37 <text:s text:c="3"/>.45 <text:s text:c="3"/>.12 <text:s text:c="3"/>.20 <text:s text:c="3"/>.02 <text:s text:c="2"/>5.75</text:p>
        <text:p text:style-name="P2"/>
        <text:p text:style-name="P2"><text:s/>1875 <text:s text:c="2"/>2.38 <text:s text:c="3"/>.37 <text:s text:c="3"/>.45 <text:s text:c="3"/>.12 <text:s text:c="3"/>.20 <text:s text:c="3"/>.02 <text:s text:c="3"/>.00 <text:s text:c="3"/>.21 <text:s text:c="3"/>.39 <text:s text:c="3"/>.00</text:p>
        <text:p text:style-name="P2"><text:s text:c="2"/>2.25 <text:s text:c="3"/>.41 <text:s text:c="2"/>6.80 <text:s text:c="2"/>2.47 <text:s text:c="2"/>2.44 <text:s text:c="2"/>1.78 <text:s text:c="3"/>.06 <text:s text:c="3"/>.05 <text:s text:c="3"/>.05 <text:s/>10.11</text:p>
        <text:p text:style-name="P2"/>
        <text:p text:style-name="P2"><text:s/>1876 <text:s text:c="2"/>2.47 <text:s text:c="2"/>2.44 <text:s text:c="2"/>1.78 <text:s text:c="3"/>.06 <text:s text:c="3"/>.05 <text:s text:c="3"/>.05 <text:s text:c="3"/>.03 <text:s text:c="3"/>.06 <text:s text:c="3"/>.03 <text:s text:c="3"/>.08</text:p>
        <text:p text:style-name="P2"><text:s text:c="3"/>.04 <text:s text:c="3"/>.15 <text:s text:c="2"/>7.24 <text:s text:c="2"/>1.05 <text:s text:c="3"/>.18 <text:s text:c="2"/>1.44 <text:s text:c="3"/>.26 <text:s text:c="3"/>.43 <text:s text:c="3"/>.00 <text:s text:c="2"/>3.75</text:p>
        <text:p text:style-name="P2"/>
        <text:p text:style-name="P2"><text:s/>1877 <text:s text:c="2"/>1.05 <text:s text:c="3"/>.18 <text:s text:c="2"/>1.44 <text:s text:c="3"/>.26 <text:s text:c="3"/>.43 <text:s text:c="3"/>.00 <text:s text:c="3"/>.00 <text:s text:c="3"/>.00 <text:s text:c="3"/>.00 <text:s text:c="3"/>.81</text:p>
        <text:p text:style-name="P2"><text:s text:c="3"/>.06 <text:s text:c="2"/>3.89 <text:s text:c="2"/>8.12 <text:s text:c="2"/>1.45 <text:s text:c="2"/>4.83 <text:s text:c="2"/>1.41 <text:s text:c="2"/>2.91 <text:s text:c="3"/>.58 <text:s text:c="3"/>.16 <text:s/>16.10</text:p>
        <text:p text:style-name="P2"/>
        <text:p text:style-name="P2"><text:s/>1878 <text:s text:c="2"/>1.45 <text:s text:c="2"/>4.83 <text:s text:c="2"/>1.41 <text:s text:c="2"/>2.91 <text:s text:c="3"/>.58 <text:s text:c="3"/>.16 <text:s text:c="3"/>.00 <text:s text:c="3"/>.00 <text:s text:c="3"/>.00 <text:s text:c="3"/>.96</text:p>
        <text:p text:style-name="P2"><text:s text:c="3"/>.00 <text:s text:c="2"/>1.57 <text:s/>13.87 <text:s text:c="2"/>3.54 <text:s text:c="2"/>1.04 <text:s text:c="3"/>.10 <text:s text:c="3"/>.60 <text:s text:c="3"/>.00 <text:s text:c="3"/>.07 <text:s text:c="2"/>7.88</text:p>
        <text:p text:style-name="P2"/>
        <text:p text:style-name="P2"><text:s/>1879 <text:s text:c="2"/>3.54 <text:s text:c="2"/>1.04 <text:s text:c="3"/>.10 <text:s text:c="3"/>.60 <text:s text:c="3"/>.00 <text:s text:c="3"/>.07 <text:s text:c="3"/>.00 <text:s text:c="3"/>.00 <text:s text:c="3"/>.00 <text:s text:c="3"/>.29</text:p>
        <text:p text:style-name="P2"><text:s text:c="2"/>2.77 <text:s text:c="2"/>6.32 <text:s/>14.73 <text:s text:c="3"/>.61 <text:s text:c="2"/>1.50 <text:s text:c="2"/>1.43 <text:s text:c="2"/>1.34 <text:s text:c="3"/>.06 <text:s text:c="3"/>.06 <text:s/>14.38</text:p>
        <text:p text:style-name="P2"/>
        <text:p text:style-name="P2"><text:s/>1880 <text:s text:c="3"/>.61 <text:s text:c="2"/>1.50 <text:s text:c="2"/>1.43 <text:s text:c="2"/>1.34 <text:s text:c="3"/>.06 <text:s text:c="3"/>.06 <text:s text:c="3"/>.09 <text:s text:c="3"/>.32 <text:s text:c="3"/>.00 <text:s text:c="3"/>.53</text:p>
        <text:p text:style-name="P2"><text:s text:c="3"/>.28 <text:s text:c="2"/>4.15 <text:s/>10.37 <text:s text:c="3"/>.52 <text:s text:c="3"/>.45 <text:s text:c="2"/>1.88 <text:s text:c="2"/>1.35 <text:s text:c="3"/>.04 <text:s text:c="3"/>.05 <text:s text:c="2"/>9.66</text:p>
        <text:p text:style-name="P2"/>
        <text:p text:style-name="P2"><text:s/>1881 <text:s text:c="3"/>.52 <text:s text:c="3"/>.45 <text:s text:c="2"/>1.88 <text:s text:c="2"/>1.35 <text:s text:c="3"/>.04 <text:s text:c="3"/>.05 <text:s text:c="3"/>.00 <text:s text:c="3"/>.01 <text:s text:c="3"/>.04 <text:s text:c="3"/>.24</text:p>
        <text:p text:style-name="P2"><text:s text:c="3"/>.12 <text:s text:c="3"/>.30 <text:s text:c="2"/>5.00 <text:s text:c="2"/>4.53 <text:s text:c="2"/>2.55 <text:s text:c="2"/>1.02 <text:s text:c="3"/>.45 <text:s text:c="3"/>.18 <text:s text:c="3"/>.07 <text:s text:c="2"/>9.51</text:p>
        <text:p text:style-name="P2"/>
        <text:p text:style-name="P2"><text:s/>1882 <text:s text:c="2"/>4.53 <text:s text:c="2"/>2.55 <text:s text:c="2"/>1.02 <text:s text:c="3"/>.45 <text:s text:c="3"/>.18 <text:s text:c="3"/>.07 <text:s text:c="3"/>.00 <text:s text:c="3"/>.00 <text:s text:c="3"/>.01 <text:s text:c="3"/>.41</text:p>
        <text:p text:style-name="P2"><text:s text:c="3"/>.39 <text:s text:c="3"/>.13 <text:s text:c="2"/>9.74 <text:s text:c="2"/>1.09 <text:s text:c="3"/>.95 <text:s text:c="3"/>.41 <text:s text:c="3"/>.31 <text:s text:c="2"/>1.14 <text:s text:c="3"/>.08 <text:s text:c="2"/>4.92</text:p>
        <text:p text:style-name="P2"/>
        <text:p text:style-name="P2"><text:s/>1883 <text:s text:c="2"/>1.09 <text:s text:c="3"/>.95 <text:s text:c="3"/>.41 <text:s text:c="3"/>.31 <text:s text:c="2"/>1.14 <text:s text:c="3"/>.08 <text:s text:c="3"/>.00 <text:s text:c="3"/>.00 <text:s text:c="3"/>.00 <text:s text:c="2"/>2.01</text:p>
        <text:p text:style-name="P2"><text:s text:c="3"/>.20 <text:s text:c="2"/>1.82 <text:s text:c="2"/>8.01 <text:s text:c="2"/>1.34 <text:s text:c="2"/>9.05 <text:s text:c="2"/>6.23 <text:s text:c="2"/>2.84 <text:s text:c="2"/>2.17 <text:s text:c="3"/>.31 <text:s/>25.97</text:p>
        <text:p text:style-name="P2"/>
        <text:p text:style-name="P2"><text:s/>1884 <text:s text:c="2"/>1.34 <text:s text:c="2"/>9.05 <text:s text:c="2"/>6.23 <text:s text:c="2"/>2.84 <text:s text:c="2"/>2.17 <text:s text:c="3"/>.31 <text:s text:c="3"/>.00 <text:s text:c="3"/>.00 <text:s text:c="3"/>.07 <text:s text:c="3"/>.35</text:p>
        <text:p text:style-name="P2"><text:s text:c="3"/>.11 <text:s text:c="2"/>5.12 <text:s/>27.59 <text:s text:c="3"/>.35 <text:s text:c="3"/>.02 <text:s text:c="3"/>.78 <text:s text:c="2"/>1.20 <text:s text:c="3"/>.61 <text:s text:c="3"/>.06 <text:s text:c="2"/>8.67</text:p>
        <text:p text:style-name="P2"/>
        <text:p text:style-name="P2"><text:s/>1885 <text:s text:c="3"/>.35 <text:s text:c="3"/>.02 <text:s text:c="3"/>.78 <text:s text:c="2"/>1.20 <text:s text:c="3"/>.61 <text:s text:c="3"/>.06 <text:s text:c="3"/>.00 <text:s text:c="3"/>.13 <text:s text:c="3"/>.00 <text:s text:c="3"/>.31</text:p>
        <text:p text:style-name="P2"><text:s text:c="2"/>1.56 <text:s text:c="3"/>.71 <text:s text:c="2"/>5.73 <text:s text:c="2"/>6.95 <text:s text:c="2"/>1.51 <text:s text:c="2"/>3.73 <text:s text:c="2"/>1.95 <text:s text:c="3"/>.04 <text:s text:c="3"/>.07 <text:s/>16.96</text:p>
        <text:p text:style-name="P2"/>
        <text:p text:style-name="P2"><text:s/>1886 <text:s text:c="2"/>6.95 <text:s text:c="2"/>1.51 <text:s text:c="2"/>3.73 <text:s text:c="2"/>1.95 <text:s text:c="3"/>.04 <text:s text:c="3"/>.07 <text:s text:c="3"/>.00 <text:s text:c="3"/>.00 <text:s text:c="3"/>.00 <text:s text:c="3"/>.05</text:p>
        <text:p text:style-name="P2"><text:s text:c="3"/>.95 <text:s text:c="3"/>.10 <text:s/>15.35 <text:s text:c="3"/>.04 <text:s text:c="2"/>4.51 <text:s text:c="3"/>.02 <text:s text:c="2"/>2.14 <text:s text:c="3"/>.47 <text:s text:c="3"/>.04 <text:s text:c="2"/>8.32</text:p>
        <text:p text:style-name="P2"/>
        <text:p text:style-name="P2"><text:s/>1887 <text:s text:c="3"/>.04 <text:s text:c="2"/>4.51 <text:s text:c="3"/>.02 <text:s text:c="2"/>2.14 <text:s text:c="3"/>.47 <text:s text:c="3"/>.04 <text:s text:c="3"/>.01 <text:s text:c="3"/>.00 <text:s text:c="3"/>.00 <text:s text:c="3"/>.00</text:p>
        <text:p text:style-name="P2"><text:s text:c="2"/>2.08 <text:s text:c="2"/>1.14 <text:s/>10.45 <text:s text:c="2"/>1.96 <text:s text:c="2"/>1.48 <text:s text:c="2"/>2.79 <text:s text:c="3"/>.10 <text:s text:c="3"/>.22 <text:s text:c="3"/>.04 <text:s text:c="2"/>9.82</text:p>
        <text:p text:style-name="P2"/>
        <text:p text:style-name="P2"><text:s/>1888 <text:s text:c="2"/>1.96 <text:s text:c="2"/>1.48 <text:s text:c="2"/>2.79 <text:s text:c="3"/>.10 <text:s text:c="3"/>.22 <text:s text:c="3"/>.04 <text:s text:c="3"/>.01 <text:s text:c="3"/>.00 <text:s text:c="3"/>.04 <text:s text:c="3"/>.26</text:p>
        <text:p text:style-name="P2"><text:s text:c="2"/>1.83 <text:s text:c="2"/>2.84 <text:s/>11.57 <text:s text:c="2"/>1.72 <text:s text:c="2"/>1.80 <text:s text:c="2"/>2.20 <text:s text:c="3"/>.19 <text:s text:c="3"/>.03 <text:s text:c="3"/>.10 <text:s/>11.02</text:p>
        <text:p text:style-name="P2"/>
        <text:p text:style-name="P2"><text:s/>1889 <text:s text:c="2"/>1.72 <text:s text:c="2"/>1.80 <text:s text:c="2"/>2.20 <text:s text:c="3"/>.19 <text:s text:c="3"/>.03 <text:s text:c="3"/>.10 <text:s text:c="3"/>.00 <text:s text:c="3"/>.04 <text:s text:c="3"/>.00 <text:s text:c="2"/>2.12</text:p>
        <text:p text:style-name="P2"><text:s text:c="3"/>.12 <text:s text:c="2"/>7.71 <text:s/>16.03 <text:s text:c="2"/>2.79 <text:s text:c="2"/>1.70 <text:s text:c="3"/>.41 <text:s text:c="3"/>.05 <text:s text:c="3"/>.08 <text:s text:c="3"/>.00 <text:s/>15.02</text:p>
        <text:p text:style-name="P2"/>
        <text:p text:style-name="P2"><text:s/>1890 <text:s text:c="2"/>2.79 <text:s text:c="2"/>1.70 <text:s text:c="3"/>.41 <text:s text:c="3"/>.05 <text:s text:c="3"/>.08 <text:s text:c="3"/>.00 <text:s text:c="3"/>.00 <text:s text:c="3"/>.00 <text:s text:c="3"/>.65 <text:s text:c="3"/>.01</text:p>
        <text:p text:style-name="P2"><text:s text:c="3"/>.72 <text:s text:c="2"/>1.61 <text:s text:c="2"/>8.02 <text:s text:c="2"/>1.21 <text:s text:c="2"/>4.84 <text:s text:c="3"/>.27 <text:s text:c="3"/>.76 <text:s text:c="3"/>.35 <text:s text:c="3"/>.05 <text:s/>10.47</text:p>
        <text:p text:style-name="P2"/>
        <text:p text:style-name="P2"><text:s/>1891 <text:s text:c="2"/>1.21 <text:s text:c="2"/>4.84 <text:s text:c="3"/>.27 <text:s text:c="3"/>.76 <text:s text:c="3"/>.35 <text:s text:c="3"/>.05 <text:s text:c="3"/>.00 <text:s text:c="3"/>.00 <text:s text:c="3"/>.08 <text:s text:c="3"/>.04</text:p>
        <text:p text:style-name="P2"><text:s text:c="3"/>.10 <text:s text:c="2"/>1.29 <text:s text:c="2"/>8.99 <text:s text:c="2"/>1.58 <text:s text:c="2"/>2.96 <text:s text:c="3"/>.96 <text:s text:c="3"/>.41 <text:s text:c="2"/>1.15 <text:s text:c="3"/>.13 <text:s text:c="2"/>8.70</text:p>
        <text:p text:style-name="P2"/>
        <text:p text:style-name="P2"><text:s/>1892 <text:s text:c="2"/>1.58 <text:s text:c="2"/>2.96 <text:s text:c="3"/>.96 <text:s text:c="3"/>.41 <text:s text:c="2"/>1.15 <text:s text:c="3"/>.13 <text:s text:c="3"/>.00 <text:s text:c="3"/>.05 <text:s text:c="3"/>.00 <text:s text:c="3"/>.22</text:p>
        <text:p text:style-name="P2"><text:s text:c="3"/>.94 <text:s text:c="3"/>.69 <text:s text:c="2"/>9.09 <text:s text:c="3"/>.78 <text:s text:c="3"/>.47 <text:s text:c="2"/>5.50 <text:s text:c="3"/>.22 <text:s text:c="3"/>.39 <text:s text:c="3"/>.00 <text:s text:c="2"/>9.26</text:p>
        <text:p text:style-name="P2"/>
        <text:p text:style-name="P2"><text:s/>1893 <text:s text:c="3"/>.78 <text:s text:c="3"/>.47 <text:s text:c="2"/>5.50 <text:s text:c="3"/>.22 <text:s text:c="3"/>.39 <text:s text:c="3"/>.00 <text:s text:c="3"/>.00 <text:s text:c="3"/>.00 <text:s text:c="3"/>.00 <text:s text:c="3"/>.11</text:p>
        <text:p text:style-name="P2"><text:s text:c="3"/>.91 <text:s text:c="2"/>1.91 <text:s/>10.29 <text:s text:c="3"/>.29 <text:s text:c="3"/>.49 <text:s text:c="2"/>1.05 <text:s text:c="3"/>.11 <text:s text:c="3"/>.09 <text:s text:c="3"/>.01 <text:s text:c="2"/>4.97</text:p>
        <text:p text:style-name="P2"/>
        <text:p text:style-name="P2"><text:s/>1894 <text:s text:c="3"/>.29 <text:s text:c="3"/>.49 <text:s text:c="2"/>1.05 <text:s text:c="3"/>.11 <text:s text:c="3"/>.09 <text:s text:c="3"/>.01 <text:s text:c="3"/>.00 <text:s text:c="3"/>.04 <text:s text:c="3"/>.01 <text:s text:c="3"/>.00</text:p>
        <text:p text:style-name="P2"><text:s text:c="3"/>.00 <text:s text:c="2"/>2.26 <text:s text:c="2"/>4.35 <text:s text:c="2"/>7.33 <text:s text:c="3"/>.53 <text:s text:c="2"/>1.43 <text:s text:c="3"/>.11 <text:s text:c="3"/>.19 <text:s text:c="3"/>.00 <text:s/>11.90</text:p>
        <text:p text:style-name="P2"/>
        <text:p text:style-name="P2"><text:s/>1895 <text:s text:c="2"/>7.33 <text:s text:c="3"/>.53 <text:s text:c="2"/>1.43 <text:s text:c="3"/>.11 <text:s text:c="3"/>.19 <text:s text:c="3"/>.00 <text:s text:c="3"/>.00 <text:s text:c="3"/>.00 <text:s text:c="3"/>.01 <text:s text:c="3"/>.27</text:p>
        <text:p text:style-name="P2"><text:s text:c="2"/>1.19 <text:s text:c="3"/>.27 <text:s/>11.33 <text:s text:c="2"/>1.27 <text:s text:c="3"/>.02 <text:s text:c="2"/>2.89 <text:s text:c="3"/>.25 <text:s text:c="3"/>.03 <text:s text:c="3"/>.01 <text:s text:c="2"/>6.21</text:p>
        <text:p text:style-name="P2"/>
        <text:p text:style-name="P2"><text:s/>1896 <text:s text:c="2"/>1.27 <text:s text:c="3"/>.02 <text:s text:c="2"/>2.89 <text:s text:c="3"/>.25 <text:s text:c="3"/>.03 <text:s text:c="3"/>.01 <text:s text:c="3"/>.00 <text:s text:c="3"/>.13 <text:s text:c="3"/>.00 <text:s text:c="3"/>.97</text:p>
        <text:p text:style-name="P2"><text:s text:c="3"/>.98 <text:s text:c="2"/>2.18 <text:s text:c="2"/>8.73 <text:s text:c="2"/>3.13 <text:s text:c="2"/>2.72 <text:s text:c="2"/>1.53 <text:s text:c="3"/>.02 <text:s text:c="3"/>.12 <text:s text:c="3"/>.00 <text:s/>11.78</text:p>
        <text:p text:style-name="P2"/>
        <text:p text:style-name="P2"><text:s/>1897 <text:s text:c="2"/>3.13 <text:s text:c="2"/>2.72 <text:s text:c="2"/>1.53 <text:s text:c="3"/>.02 <text:s text:c="3"/>.12 <text:s text:c="3"/>.00 <text:s text:c="3"/>.01 <text:s text:c="3"/>.00 <text:s text:c="3"/>.00 <text:s text:c="2"/>1.06</text:p>
        <text:p text:style-name="P2"><text:s text:c="3"/>.02 <text:s text:c="3"/>.32 <text:s text:c="2"/>8.93 <text:s text:c="2"/>1.71 <text:s text:c="3"/>.06 <text:s text:c="3"/>.91 <text:s text:c="3"/>.22 <text:s text:c="3"/>.66 <text:s text:c="3"/>.02 <text:s text:c="2"/>4.99</text:p>
        <text:p text:style-name="P2"/>
        <text:p text:style-name="P2"><text:s/>1898 <text:s text:c="2"/>1.71 <text:s text:c="3"/>.06 <text:s text:c="3"/>.91 <text:s text:c="3"/>.22 <text:s text:c="3"/>.66 <text:s text:c="3"/>.02 <text:s text:c="3"/>.00 <text:s text:c="3"/>.00 <text:s text:c="3"/>.07 <text:s text:c="3"/>.00</text:p>
        <text:p text:style-name="P2"><text:s text:c="3"/>.15 <text:s text:c="3"/>.87 <text:s text:c="2"/>4.67 <text:s text:c="2"/>2.34 <text:s text:c="3"/>.30 <text:s text:c="3"/>.85 <text:s text:c="3"/>.29 <text:s text:c="3"/>.10 <text:s text:c="3"/>.27 <text:s text:c="2"/>5.24</text:p>
        <text:p text:style-name="P2"/>
        <text:p text:style-name="P2"><text:s/>1899 <text:s text:c="2"/>2.34 <text:s text:c="3"/>.30 <text:s text:c="3"/>.85 <text:s text:c="3"/>.29 <text:s text:c="3"/>.10 <text:s text:c="3"/>.27 <text:s text:c="3"/>.00 <text:s text:c="3"/>.07 <text:s text:c="3"/>.00 <text:s text:c="3"/>.35</text:p>
        <text:p text:style-name="P2"><text:s text:c="3"/>.86 <text:s text:c="3"/>.65 <text:s text:c="2"/>6.08 <text:s text:c="3"/>.69 <text:s text:c="3"/>.03 <text:s text:c="3"/>.53 <text:s text:c="2"/>1.26 <text:s text:c="2"/>1.45 <text:s text:c="3"/>.08 <text:s text:c="2"/>5.97</text:p>
        <text:p text:style-name="P2"/>
        <text:p text:style-name="P2"><text:s/>1900 <text:s text:c="3"/>.69 <text:s text:c="3"/>.03 <text:s text:c="3"/>.53 <text:s text:c="2"/>1.26 <text:s text:c="2"/>1.45 <text:s text:c="3"/>.08 <text:s text:c="3"/>.00 <text:s text:c="3"/>.00 <text:s text:c="3"/>.00 <text:s text:c="3"/>.39</text:p>
        <text:p text:style-name="P2"><text:s text:c="2"/>1.43 <text:s text:c="3"/>.00 <text:s text:c="2"/>5.86 <text:s text:c="2"/>2.08 <text:s text:c="2"/>4.77 <text:s text:c="2"/>1.07 <text:s text:c="3"/>.01 <text:s text:c="3"/>.77 <text:s text:c="3"/>.02 <text:s/>10.54</text:p>
        <text:p text:style-name="P2"/>
        <text:p text:style-name="P2"><text:s/>1901 <text:s text:c="2"/>2.08 <text:s text:c="2"/>4.77 <text:s text:c="2"/>1.07 <text:s text:c="3"/>.01 <text:s text:c="3"/>.77 <text:s text:c="3"/>.02 <text:s text:c="3"/>.00 <text:s text:c="3"/>.00 <text:s text:c="3"/>.06 <text:s text:c="3"/>.28</text:p>
        <text:p text:style-name="P2"><text:s text:c="3"/>.41 <text:s text:c="3"/>.02 <text:s text:c="2"/>9.49 <text:s text:c="2"/>1.70 <text:s text:c="2"/>1.57 <text:s text:c="2"/>1.86 <text:s text:c="3"/>.21 <text:s text:c="3"/>.06 <text:s text:c="3"/>.00 <text:s text:c="2"/>6.17</text:p>
        <text:p text:style-name="P2"/>
        <text:p text:style-name="P2"><text:s/>1902 <text:s text:c="2"/>1.70 <text:s text:c="2"/>1.57 <text:s text:c="2"/>1.86 <text:s text:c="3"/>.21 <text:s text:c="3"/>.06 <text:s text:c="3"/>.00 <text:s text:c="3"/>.92 <text:s text:c="3"/>.00 <text:s text:c="3"/>.00 <text:s text:c="3"/>.06</text:p>
        <text:p text:style-name="P2"><text:s text:c="2"/>1.53 <text:s text:c="2"/>3.58 <text:s/>11.49 <text:s text:c="3"/>.69 <text:s text:c="2"/>2.27 <text:s text:c="2"/>1.17 <text:s text:c="2"/>1.40 <text:s text:c="3"/>.14 <text:s text:c="3"/>.00 <text:s/>11.76</text:p>
        <text:p text:style-name="P2"/>
        <text:p text:style-name="P2"><text:s/>1903 <text:s text:c="3"/>.69 <text:s text:c="2"/>2.27 <text:s text:c="2"/>1.17 <text:s text:c="2"/>1.40 <text:s text:c="3"/>.14 <text:s text:c="3"/>.00 <text:s text:c="3"/>.00 <text:s text:c="3"/>.00 <text:s text:c="3"/>.00 <text:s text:c="3"/>.07</text:p>
        <text:p text:style-name="P2"><text:s text:c="3"/>.00 <text:s text:c="3"/>.35 <text:s text:c="2"/>6.09 <text:s text:c="3"/>.04 <text:s text:c="2"/>1.50 <text:s text:c="2"/>2.17 <text:s text:c="3"/>.15 <text:s text:c="3"/>.12 <text:s text:c="3"/>.00 <text:s text:c="2"/>4.40</text:p>
        <text:p text:style-name="P2"/>
        <text:p text:style-name="P2"><text:s/>1904 <text:s text:c="3"/>.04 <text:s text:c="2"/>1.50 <text:s text:c="2"/>2.17 <text:s text:c="3"/>.15 <text:s text:c="3"/>.12 <text:s text:c="3"/>.00 <text:s text:c="3"/>.00 <text:s text:c="3"/>.00 <text:s text:c="3"/>.00 <text:s text:c="3"/>.17</text:p>
        <text:p text:style-name="P2"><text:s text:c="3"/>.00 <text:s text:c="2"/>2.46 <text:s text:c="2"/>6.61 <text:s text:c="2"/>2.16 <text:s text:c="2"/>5.90 <text:s text:c="2"/>2.98 <text:s text:c="3"/>.30 <text:s text:c="3"/>.35 <text:s text:c="3"/>.00 <text:s/>14.32</text:p>
        <text:p text:style-name="P2"/>
        <text:p text:style-name="P2"><text:s/>1905 <text:s text:c="2"/>2.16 <text:s text:c="2"/>5.90 <text:s text:c="2"/>2.98 <text:s text:c="3"/>.30 <text:s text:c="3"/>.35 <text:s text:c="3"/>.00 <text:s text:c="3"/>.16 <text:s text:c="3"/>.00 <text:s text:c="3"/>.50 <text:s text:c="3"/>.25</text:p>
        <text:p text:style-name="P2"><text:s text:c="2"/>3.38 <text:s text:c="3"/>.38 <text:s/>16.36 <text:s text:c="3"/>.98 <text:s text:c="2"/>2.62 <text:s text:c="2"/>4.68 <text:s text:c="3"/>.98 <text:s text:c="3"/>.72 <text:s text:c="3"/>.03 <text:s/>14.68</text:p>
        <text:p text:style-name="P2"/>
        <text:p text:style-name="P2"><text:s/>1906 <text:s text:c="3"/>.98 <text:s text:c="2"/>2.62 <text:s text:c="2"/>4.68 <text:s text:c="3"/>.98 <text:s text:c="3"/>.72 <text:s text:c="3"/>.03 <text:s text:c="3"/>.00 <text:s text:c="3"/>.10 <text:s text:c="3"/>.12 <text:s text:c="3"/>.03</text:p>
        <text:p text:style-name="P2"><text:s text:c="3"/>.62 <text:s text:c="2"/>4.02 <text:s/>14.90 <text:s text:c="2"/>3.27 <text:s text:c="3"/>.45 <text:s text:c="2"/>1.62 <text:s text:c="3"/>.13 <text:s text:c="3"/>.07 <text:s text:c="3"/>.19 <text:s/>10.62</text:p>
        <text:p text:style-name="P2"/>
        <text:p text:style-name="P2"><text:s/>1907 <text:s text:c="2"/>3.27 <text:s text:c="3"/>.45 <text:s text:c="2"/>1.62 <text:s text:c="3"/>.13 <text:s text:c="3"/>.07 <text:s text:c="3"/>.19 <text:s text:c="3"/>.03 <text:s text:c="3"/>.00 <text:s text:c="3"/>.00 <text:s text:c="2"/>1.71</text:p>
        <text:p text:style-name="P2"><text:s text:c="3"/>.05 <text:s text:c="3"/>.43 <text:s text:c="2"/>7.95 <text:s text:c="2"/>2.80 <text:s text:c="2"/>2.41 <text:s text:c="3"/>.61 <text:s text:c="3"/>.35 <text:s text:c="3"/>.16 <text:s text:c="3"/>.00 <text:s text:c="2"/>8.55</text:p>
        <text:p text:style-name="P2"/>
        <text:p text:style-name="P2"><text:s/>1908 <text:s text:c="2"/>2.80 <text:s text:c="2"/>2.41 <text:s text:c="3"/>.61 <text:s text:c="3"/>.35 <text:s text:c="3"/>.16 <text:s text:c="3"/>.00 <text:s text:c="3"/>.00 <text:s text:c="3"/>.64 <text:s text:c="3"/>.20 <text:s text:c="3"/>.15</text:p>
        <text:p text:style-name="P2"><text:s text:c="2"/>1.00 <text:s text:c="3"/>.27 <text:s text:c="2"/>8.59 <text:s text:c="2"/>3.57 <text:s text:c="2"/>1.76 <text:s text:c="2"/>2.62 <text:s text:c="3"/>.02 <text:s text:c="3"/>.00 <text:s text:c="3"/>.00 <text:s/>10.23</text:p>
        <text:p text:style-name="P2"/>
        <text:p text:style-name="P2"><text:s/>1909 <text:s text:c="2"/>3.57 <text:s text:c="2"/>1.76 <text:s text:c="2"/>2.62 <text:s text:c="3"/>.02 <text:s text:c="3"/>.00 <text:s text:c="3"/>.00 <text:s text:c="3"/>.00 <text:s text:c="3"/>.00 <text:s text:c="3"/>.02 <text:s text:c="3"/>.00</text:p>
        <text:p text:style-name="P2"><text:s text:c="2"/>2.39 <text:s text:c="2"/>3.76 <text:s/>14.14 <text:s text:c="2"/>2.00 <text:s text:c="3"/>.19 <text:s text:c="2"/>1.30 <text:s text:c="3"/>.08 <text:s text:c="3"/>.05 <text:s text:c="3"/>.00 <text:s text:c="2"/>9.79</text:p>
        <text:p text:style-name="P2"/>
        <text:p text:style-name="P2"><text:s/>1910 <text:s text:c="2"/>2.00 <text:s text:c="3"/>.19 <text:s text:c="2"/>1.30 <text:s text:c="3"/>.08 <text:s text:c="3"/>.05 <text:s text:c="3"/>.00 <text:s text:c="3"/>.01 <text:s text:c="3"/>.05 <text:s text:c="3"/>.17 <text:s text:c="2"/>1.35</text:p>
        <text:p text:style-name="P2"><text:s text:c="3"/>.40 <text:s text:c="3"/>.15 <text:s text:c="2"/>5.75 <text:s text:c="2"/>3.35 <text:s text:c="2"/>4.92 <text:s text:c="3"/>.92 <text:s text:c="3"/>.65 <text:s text:c="3"/>.01 <text:s text:c="3"/>.01 <text:s/>11.99</text:p>
        <text:p text:style-name="P2"/>
        <text:p text:style-name="P2"><text:s/>1911 <text:s text:c="2"/>3.35 <text:s text:c="2"/>4.92 <text:s text:c="3"/>.92 <text:s text:c="3"/>.65 <text:s text:c="3"/>.01 <text:s text:c="3"/>.01 <text:s text:c="3"/>.12 <text:s text:c="3"/>.00 <text:s text:c="3"/>.10 <text:s text:c="3"/>.28</text:p>
        <text:p text:style-name="P2"><text:s text:c="3"/>.02 <text:s text:c="2"/>1.39 <text:s/>11.77 <text:s text:c="3"/>.66 <text:s text:c="3"/>.00 <text:s text:c="2"/>5.72 <text:s text:c="2"/>2.13 <text:s text:c="3"/>.17 <text:s text:c="3"/>.16 <text:s/>10.75</text:p>
        <text:p text:style-name="P2"/>
        <text:p text:style-name="P2"><text:s/>1912 <text:s text:c="3"/>.66 <text:s text:c="3"/>.00 <text:s text:c="2"/>5.72 <text:s text:c="2"/>2.13 <text:s text:c="3"/>.17 <text:s text:c="3"/>.16 <text:s text:c="3"/>.14 <text:s text:c="3"/>.26 <text:s text:c="3"/>.00 <text:s text:c="3"/>.89</text:p>
        <text:p text:style-name="P2"><text:s text:c="3"/>.40 <text:s text:c="3"/>.03 <text:s/>10.56 <text:s text:c="2"/>1.19 <text:s text:c="2"/>2.40 <text:s text:c="3"/>.42 <text:s text:c="3"/>.08 <text:s text:c="3"/>.07 <text:s text:c="3"/>.09 <text:s text:c="2"/>5.97</text:p>
        <text:p text:style-name="P2"/>
        <text:p text:style-name="P2"><text:s/>1913 <text:s text:c="2"/>1.19 <text:s text:c="2"/>2.40 <text:s text:c="3"/>.42 <text:s text:c="3"/>.08 <text:s text:c="3"/>.07 <text:s text:c="3"/>.09 <text:s text:c="3"/>.06 <text:s text:c="3"/>.02 <text:s text:c="3"/>.02 <text:s text:c="3"/>.00</text:p>
        <text:p text:style-name="P2"><text:soft-page-break/><text:s text:c="2"/>2.23 <text:s text:c="3"/>.72 <text:s text:c="2"/>7.30 <text:s text:c="2"/>3.59 <text:s text:c="2"/>1.90 <text:s text:c="3"/>.36 <text:s text:c="3"/>.85 <text:s text:c="3"/>.08 <text:s text:c="3"/>.00 <text:s text:c="2"/>9.83</text:p>
        <text:p text:style-name="P2"/>
        <text:p text:style-name="P2"><text:s/>1914 <text:s text:c="2"/>3.59 <text:s text:c="2"/>1.90 <text:s text:c="3"/>.36 <text:s text:c="3"/>.85 <text:s text:c="3"/>.08 <text:s text:c="3"/>.00 <text:s text:c="3"/>.00 <text:s text:c="3"/>.00 <text:s text:c="3"/>.00 <text:s text:c="2"/>1.05</text:p>
        <text:p text:style-name="P2"><text:s text:c="3"/>.86 <text:s text:c="2"/>2.21 <text:s/>10.90 <text:s text:c="2"/>4.91 <text:s text:c="2"/>3.62 <text:s text:c="3"/>.33 <text:s text:c="2"/>1.15 <text:s text:c="3"/>.28 <text:s text:c="3"/>.00 <text:s/>14.41</text:p>
        <text:p text:style-name="P2"/>
        <text:p text:style-name="P2"><text:s/>1915 <text:s text:c="2"/>4.91 <text:s text:c="2"/>3.62 <text:s text:c="3"/>.33 <text:s text:c="2"/>1.15 <text:s text:c="3"/>.28 <text:s text:c="3"/>.00 <text:s text:c="3"/>.00 <text:s text:c="3"/>.00 <text:s text:c="3"/>.00 <text:s text:c="3"/>.00</text:p>
        <text:p text:style-name="P2"><text:s text:c="3"/>.73 <text:s text:c="2"/>2.60 <text:s/>13.62 <text:s text:c="2"/>7.56 <text:s text:c="3"/>.66 <text:s text:c="3"/>.98 <text:s text:c="3"/>.01 <text:s text:c="3"/>.01 <text:s text:c="3"/>.00 <text:s/>12.55</text:p>
        <text:p text:style-name="P2"/>
        <text:p text:style-name="P2"><text:s/>1916 <text:s text:c="2"/>7.56 <text:s text:c="3"/>.66 <text:s text:c="3"/>.98 <text:s text:c="3"/>.01 <text:s text:c="3"/>.01 <text:s text:c="3"/>.00 <text:s text:c="3"/>.02 <text:s text:c="3"/>.01 <text:s text:c="3"/>.25 <text:s text:c="3"/>.87</text:p>
        <text:p text:style-name="P2"><text:s text:c="3"/>.05 <text:s text:c="2"/>1.14 <text:s/>11.56 <text:s text:c="2"/>4.32 <text:s text:c="2"/>1.84 <text:s text:c="3"/>.26 <text:s text:c="2"/>1.06 <text:s text:c="3"/>.31 <text:s text:c="3"/>.00 <text:s/>10.13</text:p>
        <text:p text:style-name="P2"/>
        <text:p text:style-name="P2"><text:s/>1917 <text:s text:c="2"/>4.32 <text:s text:c="2"/>1.84 <text:s text:c="3"/>.26 <text:s text:c="2"/>1.06 <text:s text:c="3"/>.31 <text:s text:c="3"/>.00 <text:s text:c="3"/>.00 <text:s text:c="3"/>.00 <text:s text:c="3"/>.00 <text:s text:c="3"/>.17</text:p>
        <text:p text:style-name="P2"><text:s text:c="3"/>.08 <text:s text:c="3"/>.00 <text:s text:c="2"/>8.04 <text:s text:c="2"/>1.64 <text:s text:c="2"/>1.52 <text:s text:c="2"/>4.57 <text:s text:c="3"/>.00 <text:s text:c="3"/>.00 <text:s text:c="3"/>.06 <text:s text:c="2"/>8.04</text:p>
        <text:p text:style-name="P2"/>
        <text:p text:style-name="P2"><text:s/>1918 <text:s text:c="2"/>1.64 <text:s text:c="2"/>1.52 <text:s text:c="2"/>4.57 <text:s text:c="3"/>.00 <text:s text:c="3"/>.00 <text:s text:c="3"/>.06 <text:s text:c="3"/>.00 <text:s text:c="3"/>.11 <text:s text:c="3"/>.08 <text:s text:c="3"/>.42</text:p>
        <text:p text:style-name="P2"><text:s text:c="2"/>1.91 <text:s text:c="3"/>.00 <text:s/>10.31 <text:s text:c="3"/>.61 <text:s text:c="2"/>1.46 <text:s text:c="2"/>1.83 <text:s text:c="3"/>.30 <text:s text:c="3"/>.34 <text:s text:c="3"/>.00 <text:s text:c="2"/>7.06</text:p>
        <text:p text:style-name="P2"/>
        <text:p text:style-name="P2"><text:s/>1919 <text:s text:c="3"/>.61 <text:s text:c="2"/>1.46 <text:s text:c="2"/>1.83 <text:s text:c="3"/>.30 <text:s text:c="3"/>.34 <text:s text:c="3"/>.00 <text:s text:c="3"/>.00 <text:s text:c="3"/>.01 <text:s text:c="3"/>.26 <text:s text:c="2"/>1.04</text:p>
        <text:p text:style-name="P2"><text:s text:c="3"/>.43 <text:s text:c="3"/>.48 <text:s text:c="2"/>6.76 <text:s text:c="3"/>.43 <text:s text:c="2"/>2.87 <text:s text:c="2"/>2.46 <text:s text:c="3"/>.47 <text:s text:c="3"/>.44 <text:s text:c="3"/>.02 <text:s text:c="2"/>8.91</text:p>
        <text:p text:style-name="P2"/>
        <text:p text:style-name="P2"><text:s/>1920 <text:s text:c="3"/>.43 <text:s text:c="2"/>2.87 <text:s text:c="2"/>2.46 <text:s text:c="3"/>.47 <text:s text:c="3"/>.44 <text:s text:c="3"/>.02 <text:s text:c="3"/>.00 <text:s text:c="3"/>.01 <text:s text:c="3"/>.08 <text:s text:c="3"/>.18</text:p>
        <text:p text:style-name="P2"><text:s text:c="3"/>.19 <text:s text:c="3"/>.54 <text:s text:c="2"/>7.69 <text:s text:c="2"/>2.02 <text:s text:c="3"/>.35 <text:s text:c="2"/>1.13 <text:s text:c="3"/>.04 <text:s text:c="2"/>2.54 <text:s text:c="3"/>.00 <text:s text:c="2"/>7.08</text:p>
        <text:p text:style-name="P2"/>
        <text:p text:style-name="P2"><text:s/>1921 <text:s text:c="2"/>2.02 <text:s text:c="3"/>.35 <text:s text:c="2"/>1.13 <text:s text:c="3"/>.04 <text:s text:c="2"/>2.54 <text:s text:c="3"/>.00 <text:s text:c="3"/>.00 <text:s text:c="3"/>.00 <text:s text:c="2"/>1.24 <text:s text:c="3"/>.67</text:p>
        <text:p text:style-name="P2"><text:s text:c="3"/>.30 <text:s text:c="2"/>9.26 <text:s/>17.55 <text:s text:c="2"/>3.45 <text:s text:c="2"/>1.86 <text:s text:c="2"/>1.34 <text:s text:c="3"/>.17 <text:s text:c="3"/>.36 <text:s text:c="3"/>.00 <text:s/>18.65</text:p>
        <text:p text:style-name="P2"/>
        <text:p text:style-name="P2"><text:s/>1922 <text:s text:c="2"/>3.45 <text:s text:c="2"/>1.86 <text:s text:c="2"/>1.34 <text:s text:c="3"/>.17 <text:s text:c="3"/>.36 <text:s text:c="3"/>.00 <text:s text:c="3"/>.01 <text:s text:c="3"/>.00 <text:s text:c="3"/>.00 <text:s text:c="3"/>.09</text:p>
        <text:p text:style-name="P2"><text:s text:c="3"/>.75 <text:s text:c="2"/>1.21 <text:s text:c="2"/>9.24 <text:s text:c="2"/>1.34 <text:s text:c="2"/>1.53 <text:s text:c="3"/>.34 <text:s text:c="2"/>1.05 <text:s text:c="3"/>.00 <text:s text:c="3"/>.04 <text:s text:c="2"/>6.36</text:p>
        <text:p text:style-name="P2"/>
        <text:p text:style-name="P2"><text:s/>1923 <text:s text:c="2"/>1.34 <text:s text:c="2"/>1.53 <text:s text:c="3"/>.34 <text:s text:c="2"/>1.05 <text:s text:c="3"/>.00 <text:s text:c="3"/>.04 <text:s text:c="3"/>.01 <text:s text:c="3"/>.00 <text:s text:c="3"/>.03 <text:s text:c="3"/>.37</text:p>
        <text:p text:style-name="P2"><text:s text:c="3"/>.16 <text:s text:c="2"/>1.65 <text:s text:c="2"/>6.52 <text:s text:c="3"/>.26 <text:s text:c="3"/>.00 <text:s text:c="2"/>2.41 <text:s text:c="3"/>.77 <text:s text:c="3"/>.00 <text:s text:c="3"/>.00 <text:s text:c="2"/>5.66</text:p>
        <text:p text:style-name="P2"/>
        <text:p text:style-name="P2"><text:s/>1924 <text:s text:c="3"/>.26 <text:s text:c="3"/>.00 <text:s text:c="2"/>2.41 <text:s text:c="3"/>.77 <text:s text:c="3"/>.00 <text:s text:c="3"/>.00 <text:s text:c="3"/>.00 <text:s text:c="3"/>.00 <text:s text:c="3"/>.00 <text:s text:c="3"/>.35</text:p>
        <text:p text:style-name="P2"><text:s text:c="3"/>.55 <text:s text:c="2"/>1.34 <text:s text:c="2"/>5.68 <text:s text:c="3"/>.08 <text:s text:c="3"/>.30 <text:s text:c="2"/>1.78 <text:s text:c="2"/>1.11 <text:s text:c="3"/>.15 <text:s text:c="3"/>.15 <text:s text:c="2"/>5.81</text:p>
        <text:p text:style-name="P2"/>
        <text:p text:style-name="P2"><text:s/>1925 <text:s text:c="3"/>.08 <text:s text:c="3"/>.30 <text:s text:c="2"/>1.78 <text:s text:c="2"/>1.11 <text:s text:c="3"/>.15 <text:s text:c="3"/>.15 <text:s text:c="3"/>.00 <text:s text:c="3"/>.01 <text:s text:c="3"/>.00 <text:s text:c="2"/>3.67</text:p>
        <text:p text:style-name="P2"><text:s text:c="2"/>1.16 <text:s text:c="2"/>1.50 <text:s text:c="2"/>9.91 <text:s text:c="3"/>.78 <text:s text:c="2"/>2.33 <text:s text:c="3"/>.82 <text:s text:c="2"/>5.37 <text:s text:c="3"/>.01 <text:s text:c="3"/>.01 <text:s/>15.66</text:p>
        <text:p text:style-name="P2"/>
        <text:p text:style-name="P2"><text:s/>1926 <text:s text:c="3"/>.78 <text:s text:c="2"/>2.33 <text:s text:c="3"/>.82 <text:s text:c="2"/>5.37 <text:s text:c="3"/>.01 <text:s text:c="3"/>.01 <text:s text:c="3"/>.00 <text:s text:c="3"/>.05 <text:s text:c="3"/>.00 <text:s text:c="3"/>.21</text:p>
        <text:p text:style-name="P2"><text:s text:c="3"/>.59 <text:s text:c="2"/>3.89 <text:s/>14.06 <text:s text:c="3"/>.32 <text:s text:c="2"/>6.68 <text:s text:c="2"/>2.05 <text:s text:c="3"/>.71 <text:s text:c="3"/>.12 <text:s text:c="3"/>.12 <text:s/>14.74</text:p>
        <text:p text:style-name="P2"/>
        <text:p text:style-name="P2"><text:s/>1927 <text:s text:c="3"/>.32 <text:s text:c="2"/>6.68 <text:s text:c="2"/>2.05 <text:s text:c="3"/>.71 <text:s text:c="3"/>.12 <text:s text:c="3"/>.12 <text:s text:c="3"/>.00 <text:s text:c="3"/>.01 <text:s text:c="3"/>.04 <text:s text:c="2"/>1.76</text:p>
        <text:p text:style-name="P2"><text:s text:c="3"/>.05 <text:s text:c="2"/>4.57 <text:s/>16.43 <text:s text:c="3"/>.21 <text:s text:c="3"/>.79 <text:s text:c="3"/>.69 <text:s text:c="3"/>.14 <text:s text:c="3"/>.36 <text:s text:c="3"/>.09 <text:s text:c="2"/>8.71</text:p>
        <text:p text:style-name="P2"/>
        <text:p text:style-name="P2"><text:s/>1928 <text:s text:c="3"/>.21 <text:s text:c="3"/>.79 <text:s text:c="3"/>.69 <text:s text:c="3"/>.14 <text:s text:c="3"/>.36 <text:s text:c="3"/>.09 <text:s text:c="3"/>.00 <text:s text:c="3"/>.03 <text:s text:c="3"/>.00 <text:s text:c="3"/>.14</text:p>
        <text:p text:style-name="P2"><text:s text:c="3"/>.63 <text:s text:c="2"/>2.42 <text:s text:c="2"/>5.50 <text:s text:c="3"/>.90 <text:s text:c="2"/>1.14 <text:s text:c="2"/>1.22 <text:s text:c="3"/>.57 <text:s text:c="3"/>.05 <text:s text:c="3"/>.00 <text:s text:c="2"/>7.10</text:p>
        <text:p text:style-name="P2"/>
        <text:p text:style-name="P2"><text:s/>1929 <text:s text:c="3"/>.90 <text:s text:c="2"/>1.14 <text:s text:c="2"/>1.22 <text:s text:c="3"/>.57 <text:s text:c="3"/>.05 <text:s text:c="3"/>.00 <text:s text:c="3"/>.00 <text:s text:c="3"/>.00 <text:s text:c="3"/>.26 <text:s text:c="3"/>.00</text:p>
        <text:p text:style-name="P2"><text:s text:c="3"/>.00 <text:s text:c="3"/>.00 <text:s text:c="2"/>4.14 <text:s text:c="2"/>3.90 <text:s text:c="3"/>.66 <text:s text:c="2"/>3.02 <text:s text:c="2"/>1.06 <text:s text:c="2"/>1.81 <text:s text:c="3"/>.02 <text:s/>10.73</text:p>
        <text:p text:style-name="P2"/>
        <text:p text:style-name="P2"><text:s/>1930 <text:s text:c="2"/>3.90 <text:s text:c="3"/>.66 <text:s text:c="2"/>3.02 <text:s text:c="2"/>1.06 <text:s text:c="2"/>1.81 <text:s text:c="3"/>.02 <text:s text:c="3"/>.00 <text:s text:c="3"/>.00 <text:s text:c="3"/>.00 <text:s text:c="3"/>.22</text:p>
        <text:p text:style-name="P2"><text:s text:c="2"/>1.04 <text:s text:c="3"/>.00 <text:s/>11.73 <text:s text:c="2"/>3.72 <text:s text:c="2"/>4.11 <text:s text:c="3"/>.06 <text:s text:c="2"/>1.38 <text:s text:c="3"/>.24 <text:s text:c="3"/>.01 <text:s/>10.78</text:p>
        <text:p text:style-name="P2"/>
        <text:p text:style-name="P2"><text:s/>1931 <text:s text:c="2"/>3.72 <text:s text:c="2"/>4.11 <text:s text:c="3"/>.06 <text:s text:c="2"/>1.38 <text:s text:c="3"/>.24 <text:s text:c="3"/>.01 <text:s text:c="3"/>.00 <text:s text:c="3"/>.08 <text:s text:c="3"/>.00 <text:s text:c="3"/>.05</text:p>
        <text:p text:style-name="P2"><text:s text:c="2"/>1.95 <text:s text:c="2"/>3.56 <text:s/>15.16 <text:s text:c="2"/>1.45 <text:s text:c="2"/>5.15 <text:s text:c="3"/>.42 <text:s text:c="3"/>.50 <text:s text:c="3"/>.01 <text:s text:c="3"/>.01 <text:s/>13.18</text:p>
        <text:p text:style-name="P2"/>
        <text:p text:style-name="P2"><text:s/>1932 <text:s text:c="2"/>1.45 <text:s text:c="2"/>5.15 <text:s text:c="3"/>.42 <text:s text:c="3"/>.50 <text:s text:c="3"/>.01 <text:s text:c="3"/>.01 <text:s text:c="3"/>.00 <text:s text:c="3"/>.00 <text:s text:c="3"/>.00 <text:s text:c="2"/>1.10</text:p>
        <text:p text:style-name="P2"><text:s text:c="3"/>.30 <text:s text:c="2"/>2.40 <text:s/>11.34 <text:s text:c="2"/>4.32 <text:s text:c="3"/>.02 <text:s text:c="3"/>.13 <text:s text:c="2"/>1.75 <text:s text:c="3"/>.53 <text:s text:c="3"/>.08 <text:s/>10.63</text:p>
        <text:p text:style-name="P2"/>
        <text:p text:style-name="P2"><text:s/>1933 <text:s text:c="2"/>4.32 <text:s text:c="3"/>.02 <text:s text:c="3"/>.13 <text:s text:c="2"/>1.75 <text:s text:c="3"/>.53 <text:s text:c="3"/>.08 <text:s text:c="3"/>.02 <text:s text:c="3"/>.01 <text:s text:c="3"/>.02 <text:s text:c="3"/>.16</text:p>
        <text:p text:style-name="P2"><text:s text:c="3"/>.03 <text:s text:c="2"/>1.10 <text:s text:c="2"/>8.17 <text:s text:c="3"/>.30 <text:s text:c="2"/>1.88 <text:s text:c="3"/>.24 <text:s text:c="3"/>.01 <text:s text:c="3"/>.02 <text:s text:c="3"/>.47 <text:s text:c="2"/>4.26</text:p>
        <text:p text:style-name="P2"/>
        <text:p text:style-name="P2"><text:s/>1934 <text:s text:c="3"/>.30 <text:s text:c="2"/>1.88 <text:s text:c="3"/>.24 <text:s text:c="3"/>.01 <text:s text:c="3"/>.02 <text:s text:c="3"/>.47 <text:s text:c="3"/>.00 <text:s text:c="3"/>.02 <text:s text:c="3"/>.18 <text:s text:c="3"/>.42</text:p>
        <text:p text:style-name="P2"><text:s text:c="2"/>1.95 <text:s text:c="2"/>3.38 <text:s text:c="2"/>8.87 <text:s text:c="2"/>2.15 <text:s text:c="2"/>4.54 <text:s text:c="2"/>1.42 <text:s text:c="2"/>1.02 <text:s text:c="3"/>.02 <text:s text:c="3"/>.00 <text:s/>15.10</text:p>
        <text:p text:style-name="P2"/>
        <text:p text:style-name="P2"><text:s/>1935 <text:s text:c="2"/>2.15 <text:s text:c="2"/>4.54 <text:s text:c="2"/>1.42 <text:s text:c="2"/>1.02 <text:s text:c="3"/>.02 <text:s text:c="3"/>.00 <text:s text:c="3"/>.00 <text:s text:c="3"/>.18 <text:s text:c="3"/>.01 <text:s text:c="3"/>.05</text:p>
        <text:p text:style-name="P2"><text:s text:c="3"/>.07 <text:s text:c="3"/>.74 <text:s/>10.20 <text:s text:c="3"/>.75 <text:s text:c="2"/>5.18 <text:s text:c="3"/>.92 <text:s text:c="3"/>.48 <text:s text:c="3"/>.00 <text:s text:c="3"/>.01 <text:s text:c="2"/>8.39</text:p>
        <text:p text:style-name="P2"/>
        <text:p text:style-name="P2"><text:s/>1936 <text:s text:c="3"/>.75 <text:s text:c="2"/>5.18 <text:s text:c="3"/>.92 <text:s text:c="3"/>.48 <text:s text:c="3"/>.00 <text:s text:c="3"/>.01 <text:s text:c="3"/>.01 <text:s text:c="3"/>.28 <text:s text:c="3"/>.04 <text:s text:c="2"/>1.86</text:p>
        <text:p text:style-name="P2"><text:s text:c="3"/>.44 <text:s text:c="2"/>4.45 <text:s/>14.42 <text:s text:c="2"/>1.52 <text:s text:c="2"/>4.22 <text:s text:c="2"/>2.65 <text:s text:c="3"/>.13 <text:s text:c="3"/>.32 <text:s text:c="3"/>.01 <text:s/>15.93</text:p>
        <text:p text:style-name="P2"/>
        <text:p text:style-name="P2"><text:s/>1937 <text:s text:c="2"/>1.52 <text:s text:c="2"/>4.22 <text:s text:c="2"/>2.65 <text:s text:c="3"/>.13 <text:s text:c="3"/>.32 <text:s text:c="3"/>.01 <text:s text:c="3"/>.16 <text:s text:c="3"/>.00 <text:s text:c="3"/>.00 <text:s text:c="3"/>.00</text:p>
        <text:p text:style-name="P2"><text:s text:c="3"/>.02 <text:s text:c="2"/>1.06 <text:s/>10.09 <text:s text:c="3"/>.89 <text:s text:c="2"/>3.26 <text:s text:c="2"/>3.73 <text:s text:c="3"/>.44 <text:s text:c="3"/>.15 <text:s text:c="3"/>.01 <text:s text:c="2"/>9.72</text:p>
        <text:p text:style-name="P2"/>
        <text:p text:style-name="P2"><text:s/>1938 <text:s text:c="3"/>.89 <text:s text:c="2"/>3.26 <text:s text:c="2"/>3.73 <text:s text:c="3"/>.44 <text:s text:c="3"/>.15 <text:s text:c="3"/>.01 <text:s text:c="3"/>.00 <text:s text:c="3"/>.03 <text:s text:c="3"/>.00 <text:s text:c="3"/>.23</text:p>
        <text:p text:style-name="P2"><text:s text:c="3"/>.02 <text:s text:c="2"/>4.25 <text:s/>13.01 <text:s text:c="2"/>2.38 <text:s text:c="2"/>1.23 <text:s text:c="2"/>1.17 <text:s text:c="3"/>.47 <text:s text:c="3"/>.01 <text:s text:c="3"/>.00 <text:s text:c="2"/>9.79</text:p>
        <text:p text:style-name="P2"/>
        <text:p text:style-name="P2"><text:s/>1939 <text:s text:c="2"/>2.38 <text:s text:c="2"/>1.23 <text:s text:c="2"/>1.17 <text:s text:c="3"/>.47 <text:s text:c="3"/>.01 <text:s text:c="3"/>.00 <text:s text:c="3"/>.00 <text:s text:c="3"/>.00 <text:s text:c="2"/>3.14 <text:s text:c="3"/>.62</text:p>
        <text:p text:style-name="P2"><text:s text:c="2"/>1.13 <text:s text:c="3"/>.54 <text:s/>10.69 <text:s text:c="2"/>2.15 <text:s text:c="2"/>3.56 <text:s text:c="3"/>.82 <text:s text:c="3"/>.46 <text:s text:c="3"/>.00 <text:s text:c="3"/>.00 <text:s/>12.42</text:p>
        <text:p text:style-name="P2"/>
        <text:p text:style-name="P2"><text:s/>1940 <text:s text:c="2"/>2.15 <text:s text:c="2"/>3.56 <text:s text:c="3"/>.82 <text:s text:c="3"/>.46 <text:s text:c="3"/>.00 <text:s text:c="3"/>.00 <text:s text:c="3"/>.00 <text:s text:c="3"/>.00 <text:s text:c="3"/>.08 <text:s text:c="2"/>1.50</text:p>
        <text:p text:style-name="P2"><text:s text:c="3"/>.49 <text:s text:c="2"/>6.09 <text:s/>15.15 <text:s text:c="2"/>2.03 <text:s text:c="2"/>5.31 <text:s text:c="2"/>5.89 <text:s text:c="2"/>3.35 <text:s text:c="3"/>.00 <text:s text:c="3"/>.00 <text:s/>24.74</text:p>
        <text:p text:style-name="P2"/>
        <text:p text:style-name="P2"><text:s/>1941 <text:s text:c="2"/>2.03 <text:s text:c="2"/>5.31 <text:s text:c="2"/>5.89 <text:s text:c="2"/>3.35 <text:s text:c="3"/>.00 <text:s text:c="3"/>.00 <text:s text:c="3"/>.06 <text:s text:c="3"/>.03 <text:s text:c="3"/>.28 <text:s text:c="2"/>2.90</text:p>
        <text:p text:style-name="P2"><text:s text:c="2"/>2.23 <text:s text:c="2"/>2.85 <text:s/>24.93 <text:s text:c="3"/>.21 <text:s text:c="2"/>1.06 <text:s text:c="2"/>1.91 <text:s text:c="2"/>1.40 <text:s text:c="3"/>.11 <text:s text:c="3"/>.01 <text:s/>13.05</text:p>
        <text:p text:style-name="P2"/>
        <text:p text:style-name="P2"><text:s/>1942 <text:s text:c="3"/>.21 <text:s text:c="2"/>1.06 <text:s text:c="2"/>1.91 <text:s text:c="2"/>1.40 <text:s text:c="3"/>.11 <text:s text:c="3"/>.01 <text:s text:c="3"/>.00 <text:s text:c="3"/>.00 <text:s text:c="3"/>.00 <text:s text:c="3"/>.27</text:p>
        <text:p text:style-name="P2"><text:s text:c="3"/>.27 <text:s text:c="3"/>.69 <text:s text:c="2"/>5.93 <text:s text:c="2"/>6.26 <text:s text:c="2"/>1.40 <text:s text:c="2"/>1.66 <text:s text:c="3"/>.52 <text:s text:c="3"/>.02 <text:s text:c="3"/>.01 <text:s/>11.10</text:p>
        <text:p text:style-name="P2"/>
        <text:p text:style-name="P2"><text:s/>1943 <text:s text:c="2"/>6.26 <text:s text:c="2"/>1.40 <text:s text:c="2"/>1.66 <text:s text:c="3"/>.52 <text:s text:c="3"/>.02 <text:s text:c="3"/>.01 <text:s text:c="3"/>.00 <text:s text:c="3"/>.00 <text:s text:c="3"/>.04 <text:s text:c="3"/>.20</text:p>
        <text:p text:style-name="P2"><text:s text:c="3"/>.03 <text:s text:c="2"/>7.60 <text:s/>17.74 <text:s text:c="2"/>1.22 <text:s text:c="2"/>3.65 <text:s text:c="3"/>.80 <text:s text:c="3"/>.61 <text:s text:c="3"/>.22 <text:s text:c="3"/>.10 <text:s/>14.47</text:p>
        <text:p text:style-name="P2"/>
        <text:p text:style-name="P2"><text:s/>1944 <text:s text:c="2"/>1.22 <text:s text:c="2"/>3.65 <text:s text:c="3"/>.80 <text:s text:c="3"/>.61 <text:s text:c="3"/>.22 <text:s text:c="3"/>.10 <text:s text:c="3"/>.00 <text:s text:c="3"/>.00 <text:s text:c="3"/>.00 <text:s text:c="3"/>.00</text:p>
        <text:p text:style-name="P2"><text:s text:c="2"/>4.93 <text:s text:c="2"/>1.53 <text:s/>13.06 <text:s text:c="3"/>.42 <text:s text:c="2"/>1.91 <text:s text:c="2"/>2.03 <text:s text:c="3"/>.03 <text:s text:c="3"/>.04 <text:s text:c="3"/>.15 <text:s/>11.04</text:p>
        <text:p text:style-name="P2"/>
        <text:p text:style-name="P2"><text:s/>1945 <text:s text:c="3"/>.42 <text:s text:c="2"/>1.91 <text:s text:c="2"/>2.03 <text:s text:c="3"/>.03 <text:s text:c="3"/>.04 <text:s text:c="3"/>.15 <text:s text:c="3"/>.00 <text:s text:c="3"/>.87 <text:s text:c="3"/>.03 <text:s text:c="3"/>.00</text:p>
        <text:p text:style-name="P2"><text:s text:c="3"/>.13 <text:s text:c="2"/>3.62 <text:s text:c="2"/>9.23 <text:s text:c="3"/>.89 <text:s text:c="3"/>.60 <text:s text:c="2"/>2.67 <text:s text:c="3"/>.52 <text:s text:c="3"/>.01 <text:s text:c="3"/>.00 <text:s text:c="2"/>9.34</text:p>
        <text:p text:style-name="P2"/>
        <text:p text:style-name="P2"><text:s/>1946 <text:s text:c="3"/>.89 <text:s text:c="3"/>.60 <text:s text:c="2"/>2.67 <text:s text:c="3"/>.52 <text:s text:c="3"/>.01 <text:s text:c="3"/>.00 <text:s text:c="3"/>.00 <text:s text:c="3"/>.00 <text:s text:c="3"/>.00 <text:s text:c="3"/>.34</text:p>
        <text:p text:style-name="P2"><text:s text:c="2"/>2.53 <text:s text:c="2"/>1.18 <text:s text:c="2"/>8.74 <text:s text:c="3"/>.35 <text:s text:c="3"/>.43 <text:s text:c="3"/>.97 <text:s text:c="3"/>.36 <text:s text:c="3"/>.17 <text:s text:c="3"/>.00 <text:s text:c="2"/>6.33</text:p>
        <text:p text:style-name="P2"/>
        <text:p text:style-name="P2"><text:s/>1947 <text:s text:c="3"/>.35 <text:s text:c="3"/>.43 <text:s text:c="3"/>.97 <text:s text:c="3"/>.36 <text:s text:c="3"/>.17 <text:s text:c="3"/>.00 <text:s text:c="3"/>.00 <text:s text:c="3"/>.00 <text:s text:c="3"/>.18 <text:s text:c="3"/>.08</text:p>
        <text:p text:style-name="P2"><text:s text:c="3"/>.72 <text:s text:c="2"/>3.02 <text:s text:c="2"/>6.28 <text:s text:c="3"/>.00 <text:s text:c="2"/>1.07 <text:s text:c="2"/>1.60 <text:s text:c="3"/>.13 <text:s text:c="3"/>.01 <text:s text:c="3"/>.02 <text:s text:c="2"/>6.83</text:p>
        <text:p text:style-name="P2"/>
        <text:p text:style-name="P2"><text:s/>1948 <text:s text:c="3"/>.00 <text:s text:c="2"/>1.07 <text:s text:c="2"/>1.60 <text:s text:c="3"/>.13 <text:s text:c="3"/>.01 <text:s text:c="3"/>.02 <text:s text:c="3"/>.00 <text:s text:c="3"/>.00 <text:s text:c="3"/>.00 <text:s text:c="2"/>1.32</text:p>
        <text:p text:style-name="P2"><text:s text:c="3"/>.10 <text:s text:c="2"/>2.38 <text:s text:c="2"/>6.63 <text:s text:c="2"/>3.56 <text:s text:c="2"/>1.81 <text:s text:c="3"/>.75 <text:s text:c="3"/>.09 <text:s text:c="3"/>.41 <text:s text:c="3"/>.00 <text:s/>10.42</text:p>
        <text:p text:style-name="P2"/>
        <text:p text:style-name="P2"><text:s/>1949 <text:s text:c="2"/>3.56 <text:s text:c="2"/>1.81 <text:s text:c="3"/>.75 <text:s text:c="3"/>.09 <text:s text:c="3"/>.41 <text:s text:c="3"/>.00 <text:s text:c="3"/>.00 <text:s text:c="3"/>.00 <text:s text:c="3"/>.00 <text:s text:c="3"/>.23</text:p>
        <text:p text:style-name="P2"><text:s text:c="2"/>1.16 <text:s text:c="3"/>.86 <text:s text:c="2"/>8.87 <text:s text:c="2"/>3.31 <text:s text:c="2"/>1.62 <text:s text:c="2"/>1.00 <text:s text:c="3"/>.28 <text:s text:c="3"/>.09 <text:s text:c="3"/>.00 <text:s text:c="2"/>8.55</text:p>
        <text:p text:style-name="P2"/>
        <text:p text:style-name="P2"><text:s/>1950 <text:s text:c="2"/>3.31 <text:s text:c="2"/>1.62 <text:s text:c="2"/>1.00 <text:s text:c="3"/>.28 <text:s text:c="3"/>.09 <text:s text:c="3"/>.00 <text:s text:c="3"/>.08 <text:s text:c="3"/>.00 <text:s text:c="3"/>.00 <text:s text:c="3"/>.01</text:p>
        <text:p text:style-name="P2"><text:s text:c="2"/>1.23 <text:s text:c="3"/>.05 <text:s text:c="2"/>7.67 <text:s text:c="2"/>1.60 <text:s text:c="3"/>.50 <text:s text:c="3"/>.50 <text:s text:c="2"/>1.95 <text:s text:c="3"/>.00 <text:s text:c="3"/>.00 <text:s text:c="2"/>5.92</text:p>
        <text:p text:style-name="P2"/>
        <text:p text:style-name="P2"><text:s/>1951 <text:s text:c="2"/>1.60 <text:s text:c="3"/>.50 <text:s text:c="3"/>.50 <text:s text:c="2"/>1.95 <text:s text:c="3"/>.00 <text:s text:c="3"/>.00 <text:s text:c="3"/>.00 <text:s text:c="3"/>.85 <text:s text:c="3"/>.04 <text:s text:c="3"/>.68</text:p>
        <text:p text:style-name="P2"><text:s text:c="2"/>1.23 <text:s text:c="2"/>3.87 <text:s/>11.22 <text:s text:c="2"/>4.24 <text:s text:c="3"/>.60 <text:s text:c="2"/>4.97 <text:s text:c="2"/>1.54 <text:s text:c="3"/>.00 <text:s text:c="3"/>.14 <text:s/>18.16</text:p>
        <text:p text:style-name="P2"/>
        <text:p text:style-name="P2"><text:s/>1952 <text:s text:c="2"/>4.24 <text:s text:c="3"/>.60 <text:s text:c="2"/>4.97 <text:s text:c="2"/>1.54 <text:s text:c="3"/>.00 <text:s text:c="3"/>.14 <text:s text:c="3"/>.00 <text:s text:c="3"/>.00 <text:s text:c="3"/>.00 <text:s text:c="3"/>.00</text:p>
        <text:p text:style-name="P2"><text:s text:c="2"/>1.83 <text:s text:c="2"/>2.20 <text:s/>15.52 <text:s text:c="3"/>.58 <text:s text:c="3"/>.58 <text:s text:c="3"/>.79 <text:s text:c="3"/>.33 <text:s text:c="3"/>.09 <text:s text:c="3"/>.14 <text:s text:c="2"/>6.54</text:p>
        <text:p text:style-name="P2"/>
        <text:p text:style-name="P2"><text:s/>1953 <text:s text:c="3"/>.58 <text:s text:c="3"/>.58 <text:s text:c="3"/>.79 <text:s text:c="3"/>.33 <text:s text:c="3"/>.09 <text:s text:c="3"/>.14 <text:s text:c="3"/>.00 <text:s text:c="3"/>.00 <text:s text:c="3"/>.00 <text:s text:c="3"/>.07</text:p>
        <text:p text:style-name="P2"><text:s text:c="3"/>.80 <text:s text:c="3"/>.03 <text:s text:c="2"/>3.41 <text:s text:c="2"/>2.76 <text:s text:c="2"/>1.03 <text:s text:c="2"/>4.31 <text:s text:c="3"/>.09 <text:s text:c="3"/>.01 <text:s text:c="3"/>.03 <text:s text:c="2"/>9.13</text:p>
        <text:p text:style-name="P2"/>
        <text:p text:style-name="P2"><text:s/>1954 <text:s text:c="2"/>2.76 <text:s text:c="2"/>1.03 <text:s text:c="2"/>4.31 <text:s text:c="3"/>.09 <text:s text:c="3"/>.01 <text:s text:c="3"/>.03 <text:s text:c="3"/>.00 <text:s text:c="3"/>.00 <text:s text:c="3"/>.00 <text:s text:c="3"/>.00</text:p>
        <text:p text:style-name="P2"><text:s text:c="3"/>.74 <text:s text:c="3"/>.55 <text:s text:c="2"/>9.52 <text:s text:c="2"/>3.59 <text:s text:c="3"/>.56 <text:s text:c="3"/>.38 <text:s text:c="3"/>.90 <text:s text:c="3"/>.49 <text:s text:c="3"/>.00 <text:s text:c="2"/>7.21</text:p>
        <text:p text:style-name="P2"><text:soft-page-break/></text:p>
        <text:p text:style-name="P2"><text:s/>1955 <text:s text:c="2"/>3.59 <text:s text:c="3"/>.56 <text:s text:c="3"/>.38 <text:s text:c="3"/>.90 <text:s text:c="3"/>.49 <text:s text:c="3"/>.00 <text:s text:c="3"/>.00 <text:s text:c="3"/>.11 <text:s text:c="3"/>.00 <text:s text:c="3"/>.00</text:p>
        <text:p text:style-name="P2"><text:s text:c="3"/>.55 <text:s text:c="3"/>.33 <text:s text:c="2"/>6.91 <text:s text:c="2"/>1.65 <text:s text:c="3"/>.22 <text:s text:c="3"/>.00 <text:s text:c="2"/>1.56 <text:s text:c="3"/>.10 <text:s text:c="3"/>.00 <text:s text:c="2"/>4.52</text:p>
        <text:p text:style-name="P2"/>
        <text:p text:style-name="P2"><text:s/>1956 <text:s text:c="2"/>1.65 <text:s text:c="3"/>.22 <text:s text:c="3"/>.00 <text:s text:c="2"/>1.56 <text:s text:c="3"/>.10 <text:s text:c="3"/>.00 <text:s text:c="3"/>.00 <text:s text:c="3"/>.00 <text:s text:c="3"/>.00 <text:s text:c="3"/>.68</text:p>
        <text:p text:style-name="P2"><text:s text:c="3"/>.00 <text:s text:c="3"/>.18 <text:s text:c="2"/>4.39 <text:s text:c="2"/>4.80 <text:s text:c="3"/>.50 <text:s text:c="3"/>.75 <text:s text:c="3"/>.84 <text:s text:c="3"/>.88 <text:s text:c="3"/>.26 <text:s text:c="2"/>8.89</text:p>
        <text:p text:style-name="P2"/>
        <text:p text:style-name="P2"><text:s/>1957 <text:s text:c="2"/>4.80 <text:s text:c="3"/>.50 <text:s text:c="3"/>.75 <text:s text:c="3"/>.84 <text:s text:c="3"/>.88 <text:s text:c="3"/>.26 <text:s text:c="3"/>.00 <text:s text:c="3"/>.00 <text:s text:c="3"/>.37 <text:s text:c="2"/>1.76</text:p>
        <text:p text:style-name="P2"><text:s text:c="3"/>.59 <text:s text:c="2"/>1.38 <text:s/>12.13 <text:s text:c="3"/>.62 <text:s text:c="2"/>3.15 <text:s text:c="2"/>3.98 <text:s text:c="2"/>1.65 <text:s text:c="3"/>.40 <text:s text:c="3"/>.00 <text:s/>13.90</text:p>
        <text:p text:style-name="P2"/>
        <text:p text:style-name="P2"><text:s/>1958 <text:s text:c="3"/>.62 <text:s text:c="2"/>3.15 <text:s text:c="2"/>3.98 <text:s text:c="2"/>1.65 <text:s text:c="3"/>.40 <text:s text:c="3"/>.00 <text:s text:c="3"/>.00 <text:s text:c="3"/>.00 <text:s text:c="3"/>.62 <text:s text:c="3"/>.01</text:p>
        <text:p text:style-name="P2"><text:s text:c="3"/>.44 <text:s text:c="3"/>.06 <text:s/>10.93 <text:s text:c="3"/>.08 <text:s text:c="2"/>3.76 <text:s text:c="3"/>.00 <text:s text:c="3"/>.31 <text:s text:c="3"/>.00 <text:s text:c="3"/>.00 <text:s text:c="2"/>5.28</text:p>
        <text:p text:style-name="P2"/>
        <text:p text:style-name="P2"><text:s/>1959 <text:s text:c="3"/>.08 <text:s text:c="2"/>3.76 <text:s text:c="3"/>.00 <text:s text:c="3"/>.31 <text:s text:c="3"/>.00 <text:s text:c="3"/>.00 <text:s text:c="3"/>.00 <text:s text:c="3"/>.00 <text:s text:c="3"/>.04 <text:s text:c="3"/>.23</text:p>
        <text:p text:style-name="P2"><text:s text:c="3"/>.02 <text:s text:c="2"/>1.44 <text:s text:c="2"/>5.88 <text:s text:c="2"/>2.99 <text:s text:c="2"/>1.45 <text:s text:c="3"/>.55 <text:s text:c="3"/>.56 <text:s text:c="3"/>.17 <text:s text:c="3"/>.00 <text:s text:c="2"/>7.45</text:p>
        <text:p text:style-name="P2"/>
        <text:p text:style-name="P2"><text:s/>1960 <text:s text:c="2"/>2.99 <text:s text:c="2"/>1.45 <text:s text:c="3"/>.55 <text:s text:c="3"/>.56 <text:s text:c="3"/>.17 <text:s text:c="3"/>.00 <text:s text:c="3"/>.00 <text:s text:c="3"/>.00 <text:s text:c="3"/>.06 <text:s text:c="3"/>.04</text:p>
        <text:p text:style-name="P2"><text:s text:c="2"/>1.01 <text:s text:c="3"/>.22 <text:s text:c="2"/>7.05 <text:s text:c="2"/>1.21 <text:s text:c="3"/>.06 <text:s text:c="3"/>.85 <text:s text:c="3"/>.00 <text:s text:c="3"/>.01 <text:s text:c="3"/>.00 <text:s text:c="2"/>3.46</text:p>
        <text:p text:style-name="P2"/>
        <text:p text:style-name="P2"><text:s/>1961 <text:s text:c="2"/>1.21 <text:s text:c="3"/>.06 <text:s text:c="3"/>.85 <text:s text:c="3"/>.00 <text:s text:c="3"/>.01 <text:s text:c="3"/>.00 <text:s text:c="3"/>.00 <text:s text:c="3"/>.04 <text:s text:c="3"/>.00 <text:s text:c="3"/>.20</text:p>
        <text:p text:style-name="P2"><text:s text:c="3"/>.79 <text:s text:c="2"/>1.45 <text:s text:c="2"/>4.61 <text:s text:c="2"/>2.71 <text:s text:c="2"/>3.08 <text:s text:c="3"/>.64 <text:s text:c="3"/>.01 <text:s text:c="3"/>.62 <text:s text:c="3"/>.09 <text:s text:c="2"/>9.63</text:p>
        <text:p text:style-name="P2"/>
        <text:p text:style-name="P2"><text:s/>1962 <text:s text:c="2"/>2.71 <text:s text:c="2"/>3.08 <text:s text:c="3"/>.64 <text:s text:c="3"/>.01 <text:s text:c="3"/>.62 <text:s text:c="3"/>.09 <text:s text:c="3"/>.00 <text:s text:c="3"/>.00 <text:s text:c="3"/>.00 <text:s text:c="3"/>.01</text:p>
        <text:p text:style-name="P2"><text:s text:c="3"/>.01 <text:s text:c="3"/>.22 <text:s text:c="2"/>7.39 <text:s text:c="3"/>.11 <text:s text:c="2"/>1.22 <text:s text:c="2"/>1.33 <text:s text:c="3"/>.71 <text:s text:c="3"/>.09 <text:s text:c="3"/>.28 <text:s text:c="2"/>3.98</text:p>
        <text:p text:style-name="P2"/>
        <text:p text:style-name="P2"><text:s/>1963 <text:s text:c="3"/>.11 <text:s text:c="2"/>1.22 <text:s text:c="2"/>1.33 <text:s text:c="3"/>.71 <text:s text:c="3"/>.09 <text:s text:c="3"/>.28 <text:s text:c="3"/>.00 <text:s text:c="3"/>.00 <text:s text:c="2"/>1.90 <text:s text:c="3"/>.13</text:p>
        <text:p text:style-name="P2"><text:s text:c="2"/>1.85 <text:s text:c="3"/>.10 <text:s text:c="2"/>7.72 <text:s text:c="2"/>1.30 <text:s text:c="3"/>.37 <text:s text:c="3"/>.97 <text:s text:c="3"/>.20 <text:s text:c="3"/>.15 <text:s text:c="3"/>.08 <text:s text:c="2"/>7.05</text:p>
        <text:p text:style-name="P2"/>
        <text:p text:style-name="P2"><text:s/>1964 <text:s text:c="2"/>1.30 <text:s text:c="3"/>.37 <text:s text:c="3"/>.97 <text:s text:c="3"/>.20 <text:s text:c="3"/>.15 <text:s text:c="3"/>.08 <text:s text:c="3"/>.00 <text:s text:c="3"/>.00 <text:s text:c="3"/>.00 <text:s text:c="3"/>.02</text:p>
        <text:p text:style-name="P2"><text:s text:c="2"/>1.01 <text:s text:c="2"/>1.17 <text:s text:c="2"/>5.27 <text:s text:c="3"/>.40 <text:s text:c="3"/>.52 <text:s text:c="2"/>1.79 <text:s text:c="2"/>3.58 <text:s text:c="3"/>.00 <text:s text:c="3"/>.01 <text:s text:c="2"/>8.50</text:p>
        <text:p text:style-name="P2"/>
        <text:p text:style-name="P2"><text:s/>1965 <text:s text:c="3"/>.40 <text:s text:c="3"/>.52 <text:s text:c="2"/>1.79 <text:s text:c="2"/>3.58 <text:s text:c="3"/>.00 <text:s text:c="3"/>.01 <text:s text:c="3"/>.02 <text:s text:c="3"/>.00 <text:s text:c="3"/>.29 <text:s text:c="3"/>.00</text:p>
        <text:p text:style-name="P2"><text:s text:c="2"/>5.82 <text:s text:c="2"/>6.60 <text:s/>19.03 <text:s text:c="2"/>1.29 <text:s text:c="3"/>.86 <text:s text:c="3"/>.17 <text:s text:c="3"/>.00 <text:s text:c="3"/>.02 <text:s text:c="3"/>.00 <text:s/>15.07</text:p>
        <text:p text:style-name="P2"/>
        <text:p text:style-name="P2"><text:s/>1966 <text:s text:c="2"/>1.29 <text:s text:c="3"/>.86 <text:s text:c="3"/>.17 <text:s text:c="3"/>.00 <text:s text:c="3"/>.02 <text:s text:c="3"/>.00 <text:s text:c="3"/>.00 <text:s text:c="3"/>.00 <text:s text:c="3"/>.00 <text:s text:c="3"/>.80</text:p>
        <text:p text:style-name="P2"><text:s text:c="3"/>.82 <text:s text:c="2"/>3.22 <text:s text:c="2"/>7.18 <text:s text:c="2"/>2.20 <text:s text:c="3"/>.00 <text:s text:c="2"/>1.14 <text:s text:c="2"/>2.24 <text:s text:c="3"/>.05 <text:s text:c="3"/>.16 <text:s/>10.63</text:p>
        <text:p text:style-name="P2"/>
        <text:p text:style-name="P2"><text:s/>1967 <text:s text:c="2"/>2.20 <text:s text:c="3"/>.00 <text:s text:c="2"/>1.14 <text:s text:c="2"/>2.24 <text:s text:c="3"/>.05 <text:s text:c="3"/>.16 <text:s text:c="3"/>.01 <text:s text:c="3"/>.14 <text:s text:c="3"/>.08 <text:s text:c="3"/>.00</text:p>
        <text:p text:style-name="P2"><text:s text:c="2"/>3.53 <text:s text:c="2"/>1.66 <text:s/>11.21 <text:s text:c="3"/>.35 <text:s text:c="3"/>.22 <text:s text:c="2"/>1.55 <text:s text:c="3"/>.34 <text:s text:c="3"/>.08 <text:s text:c="3"/>.00 <text:s text:c="2"/>7.96</text:p>
        <text:p text:style-name="P2"/>
        <text:p text:style-name="P2"><text:s/>1968 <text:s text:c="3"/>.35 <text:s text:c="3"/>.22 <text:s text:c="2"/>1.55 <text:s text:c="3"/>.34 <text:s text:c="3"/>.08 <text:s text:c="3"/>.00 <text:s text:c="3"/>.13 <text:s text:c="3"/>.00 <text:s text:c="3"/>.00 <text:s text:c="3"/>.04</text:p>
        <text:p text:style-name="P2"><text:s text:c="3"/>.36 <text:s text:c="3"/>.61 <text:s text:c="2"/>3.68 <text:s text:c="2"/>4.78 <text:s text:c="2"/>4.34 <text:s text:c="3"/>.94 <text:s text:c="3"/>.21 <text:s text:c="3"/>.17 <text:s text:c="3"/>.02 <text:s/>11.60</text:p>
        <text:p text:style-name="P2"/>
        <text:p text:style-name="P2"><text:s/>1969 <text:s text:c="2"/>4.78 <text:s text:c="2"/>4.34 <text:s text:c="3"/>.94 <text:s text:c="3"/>.21 <text:s text:c="3"/>.17 <text:s text:c="3"/>.02 <text:s text:c="3"/>.00 <text:s text:c="3"/>.01 <text:s text:c="3"/>.00 <text:s text:c="3"/>.04</text:p>
        <text:p text:style-name="P2"><text:s text:c="3"/>.79 <text:s text:c="3"/>.46 <text:s/>11.76 <text:s text:c="3"/>.86 <text:s text:c="2"/>2.58 <text:s text:c="2"/>1.50 <text:s text:c="3"/>.09 <text:s text:c="3"/>.01 <text:s text:c="3"/>.00 <text:s text:c="2"/>6.34</text:p>
        <text:p text:style-name="P2"/>
        <text:p text:style-name="P2"><text:s/>1970 <text:s text:c="3"/>.86 <text:s text:c="2"/>2.58 <text:s text:c="2"/>1.50 <text:s text:c="3"/>.09 <text:s text:c="3"/>.01 <text:s text:c="3"/>.00 <text:s text:c="3"/>.00 <text:s text:c="3"/>.00 <text:s text:c="3"/>.00 <text:s text:c="3"/>.07</text:p>
        <text:p text:style-name="P2"><text:s text:c="2"/>2.05 <text:s text:c="2"/>2.22 <text:s text:c="2"/>9.38 <text:s text:c="3"/>.30 <text:s text:c="2"/>1.27 <text:s text:c="3"/>.20 <text:s text:c="3"/>.93 <text:s text:c="3"/>.95 <text:s text:c="3"/>.01 <text:s text:c="2"/>8.00</text:p>
        <text:p text:style-name="P2"/>
        <text:p text:style-name="P2"><text:s/>1971 <text:s text:c="3"/>.30 <text:s text:c="2"/>1.27 <text:s text:c="3"/>.20 <text:s text:c="3"/>.93 <text:s text:c="3"/>.95 <text:s text:c="3"/>.01 <text:s text:c="3"/>.00 <text:s text:c="3"/>.03 <text:s text:c="3"/>.00 <text:s text:c="2"/>1.66</text:p>
        <text:p text:style-name="P2"><text:s text:c="3"/>.06 <text:s text:c="2"/>3.27 <text:s text:c="2"/>8.68 <text:s text:c="3"/>.07 <text:s text:c="3"/>.10 <text:s text:c="3"/>.00 <text:s text:c="3"/>.02 <text:s text:c="3"/>.10 <text:s text:c="3"/>.38 <text:s text:c="2"/>5.69</text:p>
        <text:p text:style-name="P2"/>
        <text:p text:style-name="P2"><text:s/>1972 <text:s text:c="3"/>.07 <text:s text:c="3"/>.10 <text:s text:c="3"/>.00 <text:s text:c="3"/>.02 <text:s text:c="3"/>.10 <text:s text:c="3"/>.38 <text:s text:c="3"/>.00 <text:s text:c="3"/>.02 <text:s text:c="3"/>.44 <text:s text:c="3"/>.58</text:p>
        <text:p text:style-name="P2"><text:s text:c="2"/>3.16 <text:s text:c="2"/>1.61 <text:s text:c="2"/>6.48 <text:s text:c="2"/>1.68 <text:s text:c="2"/>1.63 <text:s text:c="2"/>2.26 <text:s text:c="3"/>.05 <text:s text:c="3"/>.00 <text:s text:c="3"/>.00 <text:s/>11.43</text:p>
        <text:p text:style-name="P2"/>
        <text:p text:style-name="P2"><text:s/>1973 <text:s text:c="2"/>1.68 <text:s text:c="2"/>1.63 <text:s text:c="2"/>2.26 <text:s text:c="3"/>.05 <text:s text:c="3"/>.00 <text:s text:c="3"/>.00 <text:s text:c="3"/>.00 <text:s text:c="3"/>.00 <text:s text:c="3"/>.02 <text:s text:c="3"/>.01</text:p>
        <text:p text:style-name="P2"><text:s text:c="2"/>1.63 <text:s text:c="3"/>.19 <text:s text:c="2"/>7.47 <text:s text:c="2"/>2.96 <text:s text:c="3"/>.04 <text:s text:c="2"/>1.70 <text:s text:c="3"/>.02 <text:s text:c="3"/>.01 <text:s text:c="3"/>.02 <text:s text:c="2"/>6.60</text:p>
        <text:p text:style-name="P2"/>
        <text:p text:style-name="P2"><text:s/>1974 <text:s text:c="2"/>2.96 <text:s text:c="3"/>.04 <text:s text:c="2"/>1.70 <text:s text:c="3"/>.02 <text:s text:c="3"/>.01 <text:s text:c="3"/>.02 <text:s text:c="3"/>.01 <text:s text:c="3"/>.00 <text:s text:c="3"/>.00 <text:s text:c="2"/>1.03</text:p>
        <text:p text:style-name="P2"><text:s text:c="3"/>.14 <text:s text:c="2"/>2.20 <text:s text:c="2"/>8.13 <text:s text:c="3"/>.49 <text:s text:c="3"/>.96 <text:s text:c="2"/>3.79 <text:s text:c="2"/>2.00 <text:s text:c="3"/>.01 <text:s text:c="3"/>.02 <text:s/>10.65</text:p>
        <text:p text:style-name="P2"/>
        <text:p text:style-name="P2"><text:s/>1975 <text:s text:c="3"/>.49 <text:s text:c="3"/>.96 <text:s text:c="2"/>3.79 <text:s text:c="2"/>2.00 <text:s text:c="3"/>.01 <text:s text:c="3"/>.02 <text:s text:c="3"/>.00 <text:s text:c="3"/>.00 <text:s text:c="3"/>.00 <text:s text:c="3"/>.09</text:p>
        <text:p text:style-name="P2"><text:s text:c="3"/>.64 <text:s text:c="3"/>.37 <text:s text:c="2"/>8.37 <text:s text:c="3"/>.00 <text:s text:c="2"/>5.40 <text:s text:c="3"/>.99 <text:s text:c="2"/>1.33 <text:s text:c="3"/>.27 <text:s text:c="3"/>.02 <text:s text:c="2"/>9.11</text:p>
        <text:p text:style-name="P2"/>
        <text:p text:style-name="P2"><text:s/>1976 <text:s text:c="3"/>.00 <text:s text:c="2"/>5.40 <text:s text:c="3"/>.99 <text:s text:c="2"/>1.33 <text:s text:c="3"/>.27 <text:s text:c="3"/>.02 <text:s text:c="3"/>.02 <text:s text:c="3"/>.01 <text:s text:c="2"/>1.00 <text:s text:c="3"/>.38</text:p>
        <text:p text:style-name="P2"><text:s text:c="3"/>.75 <text:s text:c="2"/>1.06 <text:s/>11.23 <text:s text:c="2"/>2.36 <text:s text:c="3"/>.06 <text:s text:c="3"/>.61 <text:s text:c="3"/>.01 <text:s text:c="2"/>1.79 <text:s text:c="3"/>.03 <text:s text:c="2"/>8.08</text:p>
        <text:p text:style-name="P2"/>
        <text:p text:style-name="P2"><text:s/>1977 <text:s text:c="2"/>2.36 <text:s text:c="3"/>.06 <text:s text:c="3"/>.61 <text:s text:c="3"/>.01 <text:s text:c="2"/>1.79 <text:s text:c="3"/>.03 <text:s text:c="3"/>.00 <text:s text:c="2"/>2.13 <text:s text:c="3"/>.00 <text:s text:c="3"/>.50</text:p>
        <text:p text:style-name="P2"><text:s text:c="3"/>.05 <text:s text:c="2"/>1.67 <text:s text:c="2"/>9.21 <text:s text:c="2"/>5.95 <text:s text:c="2"/>2.64 <text:s text:c="2"/>5.00 <text:s text:c="3"/>.73 <text:s text:c="3"/>.04 <text:s text:c="3"/>.00 <text:s/>18.71</text:p>
        <text:p text:style-name="P2"/>
        <text:p text:style-name="P2"><text:s/>1978 <text:s text:c="2"/>5.95 <text:s text:c="2"/>2.64 <text:s text:c="2"/>5.00 <text:s text:c="3"/>.73 <text:s text:c="3"/>.04 <text:s text:c="3"/>.00 <text:s text:c="3"/>.00 <text:s text:c="3"/>.00 <text:s text:c="3"/>.72 <text:s text:c="3"/>.05</text:p>
        <text:p text:style-name="P2"><text:s text:c="2"/>2.09 <text:s text:c="2"/>2.19 <text:s/>19.41 <text:s text:c="2"/>5.82 <text:s text:c="3"/>.85 <text:s text:c="2"/>3.71 <text:s text:c="3"/>.02 <text:s text:c="3"/>.09 <text:s text:c="3"/>.01 <text:s/>15.55</text:p>
        <text:p text:style-name="P2"/>
        <text:p text:style-name="P2"><text:s/>1979 <text:s text:c="2"/>5.82 <text:s text:c="3"/>.85 <text:s text:c="2"/>3.71 <text:s text:c="3"/>.02 <text:s text:c="3"/>.09 <text:s text:c="3"/>.01 <text:s text:c="3"/>.09 <text:s text:c="3"/>.01 <text:s text:c="3"/>.00 <text:s text:c="3"/>.73</text:p>
        <text:p text:style-name="P2"><text:s text:c="3"/>.27 <text:s text:c="3"/>.02 <text:s/>11.62 <text:s text:c="2"/>5.58 <text:s text:c="2"/>4.47 <text:s text:c="2"/>2.71 <text:s text:c="2"/>1.18 <text:s text:c="3"/>.65 <text:s text:c="3"/>.01 <text:s/>15.72</text:p>
        <text:p text:style-name="P2"/>
        <text:p text:style-name="P2"><text:s/>1980 <text:s text:c="2"/>5.58 <text:s text:c="2"/>4.47 <text:s text:c="2"/>2.71 <text:s text:c="2"/>1.18 <text:s text:c="3"/>.65 <text:s text:c="3"/>.01 <text:s text:c="3"/>.00 <text:s text:c="3"/>.00 <text:s text:c="3"/>.00 <text:s text:c="3"/>.05</text:p>
        <text:p text:style-name="P2"><text:s text:c="3"/>.00 <text:s text:c="3"/>.31 <text:s/>14.96 <text:s text:c="2"/>1.48 <text:s text:c="2"/>2.26 <text:s text:c="2"/>3.74 <text:s text:c="3"/>.22 <text:s text:c="3"/>.04 <text:s text:c="3"/>.00 <text:s text:c="2"/>8.10</text:p>
        <text:p text:style-name="P2"/>
        <text:p text:style-name="P2"><text:s/>1981 <text:s text:c="2"/>1.48 <text:s text:c="2"/>2.26 <text:s text:c="2"/>3.74 <text:s text:c="3"/>.22 <text:s text:c="3"/>.04 <text:s text:c="3"/>.00 <text:s text:c="3"/>.00 <text:s text:c="3"/>.00 <text:s text:c="3"/>.03 <text:s text:c="3"/>.14</text:p>
        <text:p text:style-name="P2"><text:s text:c="2"/>1.79 <text:s text:c="3"/>.54 <text:s/>10.24 <text:s text:c="2"/>2.71 <text:s text:c="3"/>.88 <text:s text:c="2"/>4.74 <text:s text:c="3"/>.62 <text:s text:c="3"/>.01 <text:s text:c="3"/>.04 <text:s/>11.50</text:p>
        <text:p text:style-name="P2"/>
        <text:p text:style-name="P2"><text:s/>1982 <text:s text:c="2"/>2.71 <text:s text:c="3"/>.88 <text:s text:c="2"/>4.74 <text:s text:c="3"/>.62 <text:s text:c="3"/>.01 <text:s text:c="3"/>.04 <text:s text:c="3"/>.00 <text:s text:c="3"/>.00 <text:s text:c="3"/>.38 <text:s text:c="3"/>.05</text:p>
        <text:p text:style-name="P2"><text:s text:c="2"/>2.10 <text:s text:c="2"/>1.43 <text:s/>12.96 <text:s text:c="2"/>2.10 <text:s text:c="2"/>3.88 <text:s text:c="2"/>6.57 <text:s text:c="2"/>1.74 <text:s text:c="3"/>.01 <text:s text:c="3"/>.00 <text:s/>18.26</text:p>
        <text:p text:style-name="P2"/>
        <text:p text:style-name="P2"><text:s/>1983 <text:s text:c="2"/>2.10 <text:s text:c="2"/>3.88 <text:s text:c="2"/>6.57 <text:s text:c="2"/>1.74 <text:s text:c="3"/>.01 <text:s text:c="3"/>.00 <text:s text:c="3"/>.01 <text:s text:c="3"/>.39 <text:s text:c="3"/>.21 <text:s text:c="3"/>.40</text:p>
        <text:p text:style-name="P2"><text:s text:c="2"/>1.94 <text:s text:c="2"/>1.53 <text:s/>18.78 <text:s text:c="3"/>.46 <text:s text:c="3"/>.09 <text:s text:c="3"/>.04 <text:s text:c="3"/>.62 <text:s text:c="3"/>.00 <text:s text:c="3"/>.04 <text:s text:c="2"/>5.73</text:p>
        <text:p text:style-name="P2"/>
        <text:p text:style-name="P2"><text:s/>1984 <text:s text:c="3"/>.46 <text:s text:c="3"/>.09 <text:s text:c="3"/>.04 <text:s text:c="3"/>.62 <text:s text:c="3"/>.00 <text:s text:c="3"/>.04 <text:s text:c="3"/>.19 <text:s text:c="3"/>.06 <text:s text:c="3"/>.00 <text:s text:c="3"/>.29</text:p>
        <text:p text:style-name="P2"><text:s text:c="2"/>2.37 <text:s text:c="2"/>4.55 <text:s text:c="2"/>8.71 <text:s text:c="3"/>.52 <text:s text:c="3"/>.77 <text:s text:c="3"/>.58 <text:s text:c="3"/>.32 <text:s text:c="3"/>.00 <text:s text:c="3"/>.00 <text:s text:c="2"/>9.65</text:p>
        <text:p text:style-name="P2"/>
        <text:p text:style-name="P2"><text:s/>1985 <text:s text:c="3"/>.52 <text:s text:c="3"/>.77 <text:s text:c="3"/>.58 <text:s text:c="3"/>.32 <text:s text:c="3"/>.00 <text:s text:c="3"/>.00 <text:s text:c="3"/>.00 <text:s text:c="3"/>.00 <text:s text:c="3"/>.20 <text:s text:c="3"/>.29</text:p>
        <text:p text:style-name="P2"><text:s text:c="2"/>4.92 <text:s text:c="2"/>1.06 <text:s text:c="2"/>8.66 <text:s text:c="3"/>.75 <text:s text:c="2"/>2.59 <text:s text:c="2"/>3.12 <text:s text:c="2"/>1.17 <text:s text:c="3"/>.00 <text:s text:c="3"/>.00 <text:s/>14.10</text:p>
        <text:p text:style-name="P2"/>
        <text:p text:style-name="P2"><text:s/>1986 <text:s text:c="3"/>.75 <text:s text:c="2"/>2.59 <text:s text:c="2"/>3.12 <text:s text:c="2"/>1.17 <text:s text:c="3"/>.00 <text:s text:c="3"/>.00 <text:s text:c="3"/>.01 <text:s text:c="3"/>.00 <text:s text:c="2"/>1.04 <text:s text:c="2"/>1.39</text:p>
        <text:p text:style-name="P2"><text:s text:c="2"/>1.16 <text:s text:c="3"/>.95 <text:s/>12.18 <text:s text:c="2"/>1.68 <text:s text:c="2"/>1.53 <text:s text:c="2"/>1.04 <text:s text:c="3"/>.78 <text:s text:c="3"/>.03 <text:s text:c="3"/>.00 <text:s text:c="2"/>9.61</text:p>
        <text:p text:style-name="P2"/>
        <text:p text:style-name="P2"><text:s/>1987 <text:s text:c="2"/>1.68 <text:s text:c="2"/>1.53 <text:s text:c="2"/>1.04 <text:s text:c="3"/>.78 <text:s text:c="3"/>.03 <text:s text:c="3"/>.00 <text:s text:c="3"/>.03 <text:s text:c="3"/>.01 <text:s text:c="3"/>.70 <text:s text:c="2"/>1.74</text:p>
        <text:p text:style-name="P2"><text:s text:c="2"/>1.33 <text:s text:c="2"/>2.73 <text:s/>11.60 <text:s text:c="3"/>.89 <text:s text:c="2"/>1.37 <text:s text:c="3"/>.59 <text:s text:c="2"/>3.71 <text:s text:c="3"/>.08 <text:s text:c="3"/>.00 <text:s/>13.18</text:p>
        <text:p text:style-name="P2"/>
        <text:p text:style-name="P2"><text:s/>1988 <text:s text:c="3"/>.89 <text:s text:c="2"/>1.37 <text:s text:c="3"/>.59 <text:s text:c="2"/>3.71 <text:s text:c="3"/>.08 <text:s text:c="3"/>.00 <text:s text:c="3"/>.00 <text:s text:c="3"/>.00 <text:s text:c="3"/>.00 <text:s text:c="3"/>.00</text:p>
        <text:p text:style-name="P2"><text:s text:c="2"/>1.39 <text:s text:c="2"/>2.23 <text:s/>10.26 <text:s text:c="3"/>.42 <text:s text:c="3"/>.70 <text:s text:c="3"/>.69 <text:s text:c="3"/>.12 <text:s text:c="3"/>.04 <text:s text:c="3"/>.06 <text:s text:c="2"/>5.65</text:p>
        <text:p text:style-name="P2"/>
        <text:p text:style-name="P2"><text:s/>1989 <text:s text:c="3"/>.42 <text:s text:c="3"/>.70 <text:s text:c="3"/>.69 <text:s text:c="3"/>.12 <text:s text:c="3"/>.04 <text:s text:c="3"/>.06 <text:s text:c="3"/>.00 <text:s text:c="3"/>.00 <text:s text:c="3"/>.23 <text:s text:c="3"/>.47</text:p>
        <text:p text:style-name="P2"><text:s text:c="3"/>.09 <text:s text:c="2"/>1.01 <text:s text:c="2"/>3.83 <text:s text:c="2"/>2.52 <text:s text:c="2"/>1.13 <text:s text:c="3"/>.25 <text:s text:c="3"/>.76 <text:s text:c="3"/>.51 <text:s text:c="3"/>.87 <text:s text:c="2"/>7.84</text:p>
        <text:p text:style-name="P2"/>
        <text:p text:style-name="P2"><text:s/>1990 <text:s text:c="2"/>2.52 <text:s text:c="2"/>1.13 <text:s text:c="3"/>.25 <text:s text:c="3"/>.76 <text:s text:c="3"/>.51 <text:s text:c="3"/>.87 <text:s text:c="3"/>.00 <text:s text:c="3"/>.01 <text:s text:c="3"/>.00 <text:s text:c="3"/>.00</text:p>
        <text:p text:style-name="P2"><text:s text:c="3"/>.65 <text:s text:c="3"/>.59 <text:s text:c="2"/>7.29 <text:s text:c="2"/>1.06 <text:s text:c="2"/>2.46 <text:s text:c="2"/>6.96 <text:s text:c="3"/>.05 <text:s text:c="3"/>.01 <text:s text:c="3"/>.00 <text:s/>11.79</text:p>
        <text:p text:style-name="P2"/>
        <text:p text:style-name="P2"><text:s/>1991 <text:s text:c="2"/>1.06 <text:s text:c="2"/>2.46 <text:s text:c="2"/>6.96 <text:s text:c="3"/>.05 <text:s text:c="3"/>.01 <text:s text:c="3"/>.00 <text:s text:c="3"/>.24 <text:s text:c="3"/>.01 <text:s text:c="3"/>.28 <text:s text:c="3"/>.69</text:p>
        <text:p text:style-name="P2"><text:s text:c="3"/>.05 <text:s text:c="2"/>1.70 <text:s/>13.51 <text:s text:c="2"/>1.81 <text:s text:c="2"/>3.34 <text:s text:c="2"/>4.42 <text:s text:c="3"/>.28 <text:s text:c="3"/>.07 <text:s text:c="3"/>.04 <text:s/>12.93</text:p>
        <text:p text:style-name="P2"/>
        <text:p text:style-name="P2"><text:s/>1992 <text:s text:c="2"/>1.81 <text:s text:c="2"/>3.34 <text:s text:c="2"/>4.42 <text:s text:c="3"/>.28 <text:s text:c="3"/>.07 <text:s text:c="3"/>.04 <text:s text:c="3"/>.03 <text:s text:c="3"/>.05 <text:s text:c="3"/>.00 <text:s text:c="3"/>.18</text:p>
        <text:p text:style-name="P2"><text:s text:c="3"/>.03 <text:s text:c="2"/>2.56 <text:s/>12.81 <text:s text:c="2"/>9.09 <text:s text:c="2"/>4.73 <text:s text:c="2"/>1.22 <text:s text:c="3"/>.00 <text:s text:c="3"/>.01 <text:s text:c="3"/>.41 <text:s/>18.31</text:p>
        <text:p text:style-name="P2"/>
        <text:p text:style-name="P2"><text:s/>1993 <text:s text:c="2"/>9.09 <text:s text:c="2"/>4.73 <text:s text:c="2"/>1.22 <text:s text:c="3"/>.00 <text:s text:c="3"/>.01 <text:s text:c="3"/>.41 <text:s text:c="3"/>.03 <text:s text:c="3"/>.00 <text:s text:c="3"/>.00 <text:s text:c="3"/>.22</text:p>
        <text:p text:style-name="P2"><text:s text:c="3"/>.77 <text:s text:c="3"/>.78 <text:s/>17.26 <text:s text:c="3"/>.70 <text:s text:c="2"/>2.75 <text:s text:c="2"/>3.67 <text:s text:c="3"/>.93 <text:s text:c="3"/>.07 <text:s text:c="3"/>.00 <text:s text:c="2"/>9.92</text:p>
        <text:p text:style-name="P2"/>
        <text:p text:style-name="P2"><text:s/>1994 <text:s text:c="3"/>.70 <text:s text:c="2"/>2.75 <text:s text:c="2"/>3.67 <text:s text:c="3"/>.93 <text:s text:c="3"/>.07 <text:s text:c="3"/>.00 <text:s text:c="3"/>.03 <text:s text:c="3"/>.01 <text:s text:c="3"/>.00 <text:s text:c="3"/>.01</text:p>
        <text:p text:style-name="P2"><text:s text:c="3"/>.46 <text:s text:c="3"/>.80 <text:s text:c="2"/>9.43 <text:s text:c="2"/>8.06 <text:s text:c="2"/>1.93 <text:s text:c="2"/>3.81 <text:s text:c="3"/>.96 <text:s text:c="3"/>.59 <text:s text:c="3"/>.46 <text:s/>17.12</text:p>
        <text:p text:style-name="P2"/>
        <text:p text:style-name="P2"><text:s/>1995 <text:s text:c="2"/>8.06 <text:s text:c="2"/>1.93 <text:s text:c="2"/>3.81 <text:s text:c="3"/>.96 <text:s text:c="3"/>.59 <text:s text:c="3"/>.46 <text:s text:c="3"/>.05 <text:s text:c="3"/>.00 <text:s text:c="3"/>.00 <text:s text:c="3"/>.00</text:p>
        <text:p text:style-name="P2"><text:s text:c="3"/>.30 <text:s text:c="3"/>.88 <text:s/>17.04 <text:s text:c="2"/>1.52 <text:s text:c="3"/>.88 <text:s text:c="2"/>1.10 <text:s text:c="3"/>.36 <text:s text:c="3"/>.02 <text:s text:c="3"/>.00 <text:s text:c="2"/>5.11</text:p>
        <text:p text:style-name="P2"/>
        <text:p text:style-name="P2"><text:soft-page-break/><text:s/>1996 <text:s text:c="2"/>1.52 <text:s text:c="3"/>.88 <text:s text:c="2"/>1.10 <text:s text:c="3"/>.36 <text:s text:c="3"/>.02 <text:s text:c="3"/>.00 <text:s text:c="3"/>.09 <text:s text:c="3"/>.00 <text:s text:c="3"/>.03 <text:s text:c="3"/>.94</text:p>
        <text:p text:style-name="P2"><text:s text:c="2"/>1.70 <text:s text:c="3"/>.63 <text:s text:c="2"/>7.27 <text:s text:c="2"/>3.02 <text:s text:c="3"/>.31 <text:s text:c="3"/>.00 <text:s text:c="3"/>.28 <text:s text:c="3"/>.00 <text:s text:c="3"/>.00 <text:s text:c="2"/>7.00</text:p>
        <text:p text:style-name="P2"/>
        <text:p text:style-name="P2"><text:s/>1997 <text:s text:c="2"/>3.02 <text:s text:c="3"/>.31 <text:s text:c="3"/>.00 <text:s text:c="3"/>.28 <text:s text:c="3"/>.00 <text:s text:c="3"/>.00 <text:s text:c="3"/>.00 <text:s text:c="3"/>.00 <text:s text:c="3"/>.85 <text:s text:c="3"/>.02</text:p>
        <text:p text:style-name="P2"><text:s text:c="2"/>1.17 <text:s text:c="2"/>1.35 <text:s text:c="2"/>7.00 <text:s text:c="2"/>2.68 <text:s text:c="2"/>7.65 <text:s text:c="2"/>2.21 <text:s text:c="2"/>1.11 <text:s text:c="3"/>.64 <text:s text:c="3"/>.10 <text:s/>17.78</text:p>
        <text:p text:style-name="P2"/>
        <text:p text:style-name="P2"><text:s/>1998 <text:s text:c="2"/>2.68 <text:s text:c="2"/>7.65 <text:s text:c="2"/>2.21 <text:s text:c="2"/>1.11 <text:s text:c="3"/>.64 <text:s text:c="3"/>.10 <text:s text:c="3"/>.20 <text:s text:c="3"/>.00 <text:s text:c="3"/>.03 <text:s text:c="3"/>.08</text:p>
        <text:p text:style-name="P2"><text:s text:c="3"/>.69 <text:s text:c="3"/>.66 <text:s/>16.05 <text:s text:c="2"/>1.54 <text:s text:c="3"/>.70 <text:s text:c="2"/>1.09 <text:s text:c="2"/>1.62 <text:s text:c="3"/>.06 <text:s text:c="3"/>.04 <text:s text:c="2"/>6.71</text:p>
        <text:p text:style-name="P2"/>
        <text:p text:style-name="P2"><text:s/>1999 <text:s text:c="2"/>1.54 <text:s text:c="3"/>.70 <text:s text:c="2"/>1.09 <text:s text:c="2"/>1.62 <text:s text:c="3"/>.06 <text:s text:c="3"/>.04 <text:s text:c="3"/>.00 <text:s text:c="3"/>.00 <text:s text:c="3"/>.02 <text:s text:c="3"/>.00</text:p>
        <text:p text:style-name="P2"><text:s text:c="3"/>.04 <text:s text:c="3"/>.32 <text:s text:c="2"/>5.43 <text:s text:c="3"/>.17 <text:s text:c="2"/>3.67 <text:s text:c="2"/>1.00 <text:s text:c="3"/>.54 <text:s text:c="3"/>.00 <text:s text:c="3"/>.00 <text:s text:c="2"/>5.76</text:p>
        <text:p text:style-name="P2"/>
        <text:p text:style-name="P2"><text:s/>2000 <text:s text:c="3"/>.17 <text:s text:c="2"/>3.67 <text:s text:c="2"/>1.00 <text:s text:c="3"/>.54 <text:s text:c="3"/>.00 <text:s text:c="3"/>.00 <text:s text:c="3"/>.00 <text:s text:c="3"/>.01 <text:s text:c="3"/>.00 <text:s text:c="2"/>1.24</text:p>
        <text:p text:style-name="P2"><text:s text:c="3"/>.26 <text:s text:c="3"/>.01 <text:s text:c="2"/>6.90 <text:s text:c="2"/>3.28 <text:s text:c="2"/>2.38 <text:s text:c="3"/>.63 <text:s text:c="3"/>.76 <text:s text:c="3"/>.01 <text:s text:c="3"/>.00 <text:s text:c="2"/>8.58</text:p>
        <text:p text:style-name="P2"/>
        <text:p text:style-name="P2"><text:s/>2001 <text:s text:c="2"/>3.28 <text:s text:c="2"/>2.38 <text:s text:c="3"/>.63 <text:s text:c="3"/>.76 <text:s text:c="3"/>.01 <text:s text:c="3"/>.00 <text:s text:c="3"/>.00 <text:s text:c="3"/>.00 <text:s text:c="3"/>.00 <text:s text:c="3"/>.00</text:p>
        <text:p text:style-name="P2"><text:s text:c="3"/>.95 <text:s text:c="3"/>.46 <text:s text:c="2"/>8.47 <text:s text:c="3"/>.32 <text:s text:c="3"/>.17 <text:s text:c="3"/>.46 <text:s text:c="3"/>.63 <text:s text:c="3"/>.00 <text:s text:c="3"/>.00 <text:s text:c="2"/>2.99</text:p>
        <text:p text:style-name="P2"/>
        <text:p text:style-name="P2"><text:s/>2002 <text:s text:c="3"/>.32 <text:s text:c="3"/>.17 <text:s text:c="3"/>.46 <text:s text:c="3"/>.63 <text:s text:c="3"/>.00 <text:s text:c="3"/>.00 <text:s text:c="3"/>.00 <text:s text:c="3"/>.00 <text:s text:c="3"/>.31 <text:s text:c="3"/>.04</text:p>
        <text:p text:style-name="P2"><text:s text:c="3"/>.32 <text:s text:c="2"/>1.98 <text:s text:c="2"/>4.23 <text:s text:c="3"/>.02 <text:s text:c="2"/>4.88 <text:s text:c="2"/>1.36 <text:s text:c="2"/>1.41 <text:s text:c="3"/>.30 <text:s text:c="3"/>.00 <text:s/>10.62</text:p>
        <text:p text:style-name="P2"/>
        <text:p text:style-name="P2"><text:s/>2003 <text:s text:c="3"/>.02 <text:s text:c="2"/>4.88 <text:s text:c="2"/>1.36 <text:s text:c="2"/>1.41 <text:s text:c="3"/>.30 <text:s text:c="3"/>.00 <text:s text:c="3"/>.00 <text:s text:c="3"/>.00 <text:s text:c="3"/>.00 <text:s text:c="3"/>.00</text:p>
        <text:p text:style-name="P2"><text:s text:c="3"/>.60 <text:s text:c="3"/>.61 <text:s text:c="2"/>9.18 <text:s text:c="3"/>.34 <text:s text:c="2"/>2.81 <text:s text:c="3"/>.22 <text:s text:c="3"/>.60 <text:s text:c="3"/>.00 <text:s text:c="3"/>.00 <text:s text:c="2"/>5.18</text:p>
        <text:p text:style-name="P2"/>
        <text:p text:style-name="P2"><text:s/>2004 <text:s text:c="3"/>.34 <text:s text:c="2"/>2.81 <text:s text:c="3"/>.22 <text:s text:c="3"/>.60 <text:s text:c="3"/>.00 <text:s text:c="3"/>.00 <text:s text:c="3"/>.00 <text:s text:c="3"/>.00 <text:s text:c="3"/>.00 <text:s text:c="2"/>4.98</text:p>
        <text:p text:style-name="P2"><text:s text:c="3"/>.33 <text:s text:c="2"/>4.01 <text:s/>13.29 <text:s text:c="2"/>4.49 <text:s text:c="2"/>5.83 <text:s text:c="2"/>2.12 <text:s text:c="3"/>.59 <text:s text:c="3"/>.12 <text:s text:c="3"/>.02 <text:s/>22.49</text:p>
        <text:p text:style-name="P2"/>
        <text:p text:style-name="P2"><text:s/>2005 <text:s text:c="2"/>4.49 <text:s text:c="2"/>5.83 <text:s text:c="2"/>2.12 <text:s text:c="3"/>.59 <text:s text:c="3"/>.12 <text:s text:c="3"/>.02 <text:s text:c="3"/>.01 <text:s text:c="3"/>.00 <text:s text:c="3"/>.10 <text:s text:c="3"/>.46</text:p>
        <text:p text:style-name="P2"><text:s text:c="3"/>.12 <text:s text:c="3"/>.25 <text:s/>14.11 <text:s text:c="3"/>.36 <text:s text:c="2"/>1.11 <text:s text:c="2"/>1.36 <text:s text:c="3"/>.88 <text:s text:c="2"/>1.41 <text:s text:c="3"/>.00 <text:s text:c="2"/>6.06</text:p>
        <text:p text:style-name="P2"/>
        <text:p text:style-name="P2"><text:s/>2006 <text:s text:c="3"/>.36 <text:s text:c="2"/>1.11 <text:s text:c="2"/>1.36 <text:s text:c="3"/>.88 <text:s text:c="2"/>1.41 <text:s text:c="3"/>.00 <text:s text:c="3"/>.04 <text:s text:c="3"/>.01 <text:s text:c="3"/>.00 <text:s text:c="3"/>.76</text:p>
        <text:p text:style-name="P2"><text:s text:c="3"/>.15 <text:s text:c="3"/>.71 <text:s text:c="2"/>6.79 <text:s text:c="3"/>.51 <text:s text:c="2"/>1.12 <text:s text:c="3"/>.09 <text:s text:c="3"/>.46 <text:s text:c="3"/>.00 <text:s text:c="3"/>.00 <text:s text:c="2"/>3.85</text:p>
        <text:p text:style-name="P2"/>
        <text:p text:style-name="P2"><text:s/>2007 <text:s text:c="3"/>.51 <text:s text:c="2"/>1.12 <text:s text:c="3"/>.09 <text:s text:c="3"/>.46 <text:s text:c="3"/>.00 <text:s text:c="3"/>.00 <text:s text:c="3"/>.00 <text:s text:c="3"/>.00 <text:s text:c="3"/>.05 <text:s text:c="3"/>.37</text:p>
        <text:p text:style-name="P2"><text:s text:c="3"/>.97 <text:s text:c="3"/>.80 <text:s text:c="2"/>4.37 <text:s text:c="2"/>3.34 <text:s text:c="2"/>1.21 <text:s text:c="3"/>.26 <text:s text:c="3"/>.00 <text:s text:c="3"/>.23 <text:s text:c="3"/>.02 <text:s text:c="2"/>7.25</text:p>
        <text:p text:style-name="P2"/>
        <text:p text:style-name="P2"><text:s/>2008 <text:s text:c="2"/>3.34 <text:s text:c="2"/>1.21 <text:s text:c="3"/>.26 <text:s text:c="3"/>.00 <text:s text:c="3"/>.23 <text:s text:c="3"/>.02 <text:s text:c="3"/>.00 <text:s text:c="3"/>.00 <text:s text:c="3"/>.00 <text:s text:c="3"/>.18</text:p>
        <text:p text:style-name="P2"><text:s text:c="2"/>2.49 <text:s text:c="2"/>3.38 <text:s/>11.11 <text:s text:c="3"/>.08 <text:s text:c="2"/>2.63 <text:s text:c="3"/>.18 <text:s text:c="3"/>.14 <text:s text:c="3"/>.04 <text:s text:c="3"/>.03 <text:s text:c="2"/>9.15</text:p>
        <text:p text:style-name="P2"/>
        <text:p text:style-name="P2"><text:s/>2009 <text:s text:c="3"/>.08 <text:s text:c="2"/>2.63 <text:s text:c="3"/>.18 <text:s text:c="3"/>.14 <text:s text:c="3"/>.04 <text:s text:c="3"/>.03 <text:s text:c="3"/>.00 <text:s text:c="3"/>.00 <text:s text:c="3"/>.00 <text:s text:c="3"/>.00</text:p>
        <text:p text:style-name="P2"><text:s text:c="3"/>.12 <text:s text:c="2"/>2.28 <text:s text:c="2"/>5.50 <text:s text:c="2"/>3.38 <text:s text:c="2"/>2.28 <text:s text:c="3"/>.68 <text:s text:c="2"/>1.78 <text:s text:c="3"/>.01 <text:s text:c="3"/>.02 <text:s/>10.55</text:p>
        <text:p text:style-name="P2"/>
        <text:p text:style-name="P2"><text:s/>2010 <text:s text:c="2"/>3.38 <text:s text:c="2"/>2.28 <text:s text:c="3"/>.68 <text:s text:c="2"/>1.78 <text:s text:c="3"/>.01 <text:s text:c="3"/>.02 <text:s text:c="3"/>.02 <text:s text:c="3"/>.00 <text:s text:c="3"/>.03 <text:s text:c="2"/>2.18</text:p>
        <text:p text:style-name="P2"><text:s text:c="3"/>.88 <text:s text:c="2"/>5.00 <text:s/>16.26 <text:s text:c="3"/>.30 <text:s text:c="2"/>2.10 <text:s text:c="2"/>1.46 <text:s text:c="3"/>.26 <text:s text:c="3"/>.36 <text:s text:c="3"/>.03 <text:s/>12.62</text:p>
        <text:p text:style-name="P2"/>
        <text:p text:style-name="P2"><text:s/>2011 <text:s text:c="3"/>.30 <text:s text:c="2"/>2.10 <text:s text:c="2"/>1.46 <text:s text:c="3"/>.26 <text:s text:c="3"/>.36 <text:s text:c="3"/>.03 <text:s text:c="3"/>.00 <text:s text:c="3"/>.00 <text:s text:c="3"/>.13 <text:s text:c="3"/>.46</text:p>
        <text:p text:style-name="P2"><text:s text:c="2"/>3.12 <text:s text:c="3"/>.86 <text:s text:c="2"/>9.08 <text:s text:c="3"/>.40 <text:s text:c="2"/>1.19 <text:s text:c="3"/>.97 <text:s text:c="3"/>.88 <text:s text:c="3"/>.02 <text:s text:c="3"/>.00 <text:s text:c="2"/>8.03</text:p>
        <text:p text:style-name="P2"/>
        <text:p text:style-name="P2"><text:s/>2012 <text:s text:c="3"/>.40 <text:s text:c="2"/>1.19 <text:s text:c="3"/>.97 <text:s text:c="3"/>.88 <text:s text:c="3"/>.02 <text:s text:c="3"/>.00 <text:s text:c="3"/>.00 <text:s text:c="3"/>.00 <text:s text:c="3"/>.00 <text:s text:c="3"/>.70</text:p>
        <text:p text:style-name="P2"><text:s text:c="3"/>.28 <text:s text:c="2"/>2.19 <text:s text:c="2"/>6.63 <text:s text:c="2"/>1.21 <text:s text:c="3"/>.56 <text:s text:c="2"/>1.22 <text:s text:c="3"/>.01 <text:s text:c="3"/>.26 <text:s text:c="3"/>.00 <text:s text:c="2"/>6.43</text:p>
        <text:p text:style-name="P2"/>
        <text:p text:style-name="P2"><text:s/>2013 <text:s text:c="2"/>1.21 <text:s text:c="3"/>.63 <text:s text:c="2"/>1.22 <text:s text:c="3"/>.01 <text:s text:c="3"/>.26 <text:s text:c="3"/>.00 <text:s text:c="3"/>.05 <text:s text:c="3"/>.00 <text:s text:c="3"/>.00 <text:s text:c="3"/>.25</text:p>
        <text:p text:style-name="P2"><text:s text:c="2"/>1.48 <text:s text:c="3"/>.46 <text:s text:c="2"/>5.57 <text:s text:c="3"/>.01 <text:s text:c="2"/>1.00 <text:s text:c="2"/>1.28 <text:s text:c="3"/>.53 <text:s text:c="3"/>.00 <text:s text:c="3"/>.00 <text:s text:c="2"/>5.06</text:p>
        <text:p text:style-name="P2"/>
        <text:p text:style-name="P2"><text:s/>2014 <text:s text:c="3"/>.01 <text:s text:c="2"/>1.00 <text:s text:c="2"/>1.28 <text:s text:c="3"/>.53 <text:s text:c="3"/>.00 <text:s text:c="3"/>.00 <text:s text:c="3"/>.00 <text:s text:c="3"/>.08 <text:s text:c="3"/>.00 <text:s text:c="3"/>.00</text:p>
        <text:p text:style-name="P2"><text:s text:c="3"/>.37 <text:s text:c="2"/>4.50 <text:s text:c="2"/>7.77 <text:s text:c="3"/>.42 <text:s text:c="3"/>.28 <text:s text:c="3"/>.93 <text:s text:c="3"/>.02 <text:s text:c="2"/>2.39 <text:s text:c="3"/>.04 <text:s text:c="2"/>9.03</text:p>
        <text:p text:style-name="P2"/>
        <text:p text:style-name="P2"><text:s/>2015 <text:s text:c="3"/>.42 <text:s text:c="3"/>.28 <text:s text:c="3"/>.93 <text:s text:c="3"/>.02 <text:s text:c="2"/>2.39 <text:s text:c="3"/>.04 <text:s text:c="2"/>1.71 <text:s text:c="3"/>.01 <text:s text:c="2"/>1.24 <text:s text:c="3"/>.43</text:p>
        <text:p text:style-name="P2"><text:s text:c="2"/>1.54 <text:s text:c="3"/>.88 <text:s text:c="2"/>9.89 <text:s text:c="2"/>3.21 <text:s text:c="3"/>.05 <text:s text:c="3"/>.76 <text:s text:c="3"/>.55 <text:s text:c="3"/>.44 <text:s text:c="3"/>.00 <text:s/>11.03</text:p>
        <text:p text:style-name="P2"/>
        <text:p text:style-name="P2"><text:s/>2016 <text:s text:c="2"/>3.21 <text:s text:c="3"/>.05 <text:s text:c="3"/>.76 <text:s text:c="3"/>.55 <text:s text:c="3"/>.44 <text:s text:c="3"/>.00 <text:s text:c="3"/>.00 <text:s text:c="3"/>.00 <text:s text:c="3"/>.32 <text:s text:c="3"/>.07</text:p>
        <text:p text:style-name="P2"><text:s text:c="3"/>.61 <text:s text:c="2"/>4.22 <text:s/>10.23 <text:s text:c="2"/>3.01 <text:s text:c="2"/>3.71 <text:s text:c="3"/>.08 <text:s text:c="3"/>.01 <text:s text:c="3"/>.92 <text:s text:c="3"/>.02 <text:s/>12.97</text:p>
        <text:p text:style-name="P2"/>
        <text:p text:style-name="P2"><text:s/>2017 <text:s text:c="2"/>3.01 <text:s text:c="2"/>3.71 <text:s text:c="3"/>.08 <text:s text:c="3"/>.01 <text:s text:c="3"/>.92 <text:s text:c="3"/>.02 <text:s text:c="3"/>.00 <text:s text:c="3"/>.00 <text:s text:c="3"/>.00 <text:s text:c="3"/>.00</text:p>
        <text:p text:style-name="Standard"><text:span text:style-name="T4"><text:s text:c="3"/>.00 <text:s text:c="3"/>.00 <text:s text:c="3"/>.00 <text:s text:c="3"/>.00 <text:s text:c="3"/>.00 <text:s text:c="3"/>.00 <text:s text:c="3"/>.00 <text:s text:c="3"/>.00 <text:s text:c="3"/>.00 <text:s text:c="3"/>.00</text:span></text:p>
        <text:p text:style-name="Standard"/>
      </text:section>
      <text:p text:style-name="Standard"/>
      <text:p text:style-name="Standard">168 rows selected.</text:p>
      <text:p text:style-name="Standard"/>
      <text:p text:style-name="P1">salsbb02.csv</text:p>
      <text:p text:style-name="Standard">SQL&gt; spool on</text:p>
      <text:p text:style-name="Standard">SQL&gt; select grade||','||role||','||losal||','||hisal from salsbb02;<text:line-break/><text:line-break/>GRADE||','||ROLE||','||LOSAL||','||HISAL <text:s text:c="39"/><text:line-break/>--------------------------------------------------------------------------------<text:line-break/>1,staff,1000,5000 <text:s text:c="62"/><text:line-break/>2,staff,5001,10000 <text:s text:c="61"/><text:line-break/>1,hitter,5000,15000 <text:s text:c="60"/><text:line-break/>2,hitter,15001,50000 <text:s text:c="59"/><text:line-break/>3,hitter,50001,250000 <text:s text:c="58"/><text:line-break/>1,pitcher,5000,25000 <text:s text:c="59"/><text:line-break/>2,pitcher,25001,125000 <text:s text:c="57"/><text:line-break/><text:line-break/>7 rows selected.<text:line-break/><text:line-break/>SQL&gt; spool off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nguyen</meta:initial-creator>
    <meta:creation-date>2017-07-24T17:16:45.60</meta:creation-date>
    <meta:printed-by>tom nguyen</meta:printed-by>
    <meta:print-date>2017-07-24T20:01:10.65</meta:print-date>
    <dc:date>2017-07-24T20:04:05.67</dc:date>
    <dc:creator>tom nguyen</dc:creator>
    <meta:editing-duration>PT31M24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8" meta:paragraph-count="545" meta:word-count="3843" meta:character-count="48049"/>
  </office:meta>
</office:document-meta>
</file>